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1.164cm"/>
    </style:style>
    <style:style style:name="co12" style:family="table-column">
      <style:table-column-properties fo:break-before="auto" style:column-width="1.027cm"/>
    </style:style>
    <style:style style:name="co13" style:family="table-column">
      <style:table-column-properties fo:break-before="auto" style:column-width="0.942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2.584cm"/>
    </style:style>
    <style:style style:name="co16" style:family="table-column">
      <style:table-column-properties fo:break-before="auto" style:column-width="2.692cm"/>
    </style:style>
    <style:style style:name="co17" style:family="table-column">
      <style:table-column-properties fo:break-before="auto" style:column-width="3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3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8" style:family="table-cell" style:parent-style-name="Default" style:data-style-name="N82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9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ackground-color="#ccffff" fo:border="0.035cm solid #000000" style:vertical-align="bottom"/>
    </style:style>
    <style:style style:name="ce11" style:family="table-cell" style:parent-style-name="Default">
      <style:table-cell-properties style:text-align-source="fix" style:repeat-content="false" fo:border="0.035cm solid #000000" style:vertical-align="top"/>
      <style:paragraph-properties fo:text-align="center" fo:margin-left="0cm"/>
    </style:style>
    <style:style style:name="ce12" style:family="table-cell" style:parent-style-name="Default" style:data-style-name="N119">
      <style:table-cell-properties style:glyph-orientation-vertical="0" fo:border="0.002cm solid #000000" style:direction="ltr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 style:data-style-name="N119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15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border="0.035cm solid #000000" style:vertical-align="top"/>
      <style:paragraph-properties fo:text-align="center"/>
    </style:style>
    <style:style style:name="ce17" style:family="table-cell" style:parent-style-name="Default">
      <style:table-cell-properties fo:border="0.035cm solid #000000"/>
      <style:text-properties style:use-window-font-color="true"/>
    </style:style>
    <style:style style:name="ce18" style:family="table-cell" style:parent-style-name="Default" style:data-style-name="N119">
      <style:table-cell-properties style:glyph-orientation-vertical="0" style:text-align-source="fix" style:repeat-content="false" style:direction="ltr" style:vertical-align="top"/>
      <style:paragraph-properties fo:text-align="center" fo:margin-left="0cm"/>
      <style:text-properties fo:color="#ff99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9" style:family="table-cell" style:parent-style-name="Default" style:data-style-name="N119">
      <style:table-cell-properties style:glyph-orientation-vertical="0" style:direction="ltr"/>
    </style:style>
    <style:style style:name="ce20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22" style:family="table-cell" style:parent-style-name="Default" style:data-style-name="N119">
      <style:table-cell-properties style:text-align-source="value-type" style:repeat-content="false" fo:border="0.035cm solid #000000"/>
      <style:paragraph-properties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ce24" style:family="table-cell" style:parent-style-name="Default" style:data-style-name="N119">
      <style:table-cell-properties style:text-align-source="value-type" style:repeat-content="false" fo:border="0.035cm solid #000000"/>
      <style:paragraph-properties fo:margin-left="0cm"/>
      <style:text-properties style:font-name="Arial" fo:font-weight="normal" style:font-name-asian="ＭＳ Ｐゴシック1" style:font-weight-asian="normal" style:font-name-complex="Arial1" style:font-weight-complex="normal"/>
    </style:style>
    <style:style style:name="ce25" style:family="table-cell" style:parent-style-name="Default">
      <style:table-cell-properties style:glyph-orientation-vertical="auto" fo:background-color="#ccffff" style:text-align-source="fix" style:repeat-content="false" fo:border="0.035cm solid #000000" style:direction="ttb" style:vertical-align="bottom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 style:data-style-name="N0">
      <style:table-cell-properties fo:background-color="#ffff66"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ccffff" style:text-align-source="fix" style:repeat-content="false" fo:border="0.035cm solid #000000" style:direction="ttb" style:vertical-align="bottom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 style:data-style-name="N10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">
      <style:table-cell-properties style:text-align-source="value-type" style:repeat-content="false" fo:border="0.035cm solid #000000"/>
      <style:paragraph-properties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order="0.035cm solid #000000" style:vertical-align="middle"/>
    </style:style>
    <style:style style:name="ce31" style:family="table-cell" style:parent-style-name="Default" style:data-style-name="N10">
      <style:table-cell-properties style:text-align-source="fix" style:repeat-content="false" fo:border="0.035cm solid #000000" style:vertical-align="middle"/>
      <style:paragraph-properties fo:text-align="end" fo:margin-left="0cm"/>
    </style:style>
    <style:style style:name="ce32" style:family="table-cell" style:parent-style-name="Default" style:data-style-name="N10">
      <style:table-cell-properties fo:border="0.035cm solid #000000"/>
    </style:style>
    <style:style style:name="ce33" style:family="table-cell" style:parent-style-name="Default" style:data-style-name="N82">
      <style:table-cell-properties style:glyph-orientation-vertical="0" fo:border="0.002cm solid #000000" style:direction="ltr"/>
      <style:map style:condition="is-true-formula([.J$2]=TODAY())" style:apply-style-name="青" style:base-cell-address="変更履歴.J2"/>
    </style:style>
    <style:style style:name="ce34" style:family="table-cell" style:parent-style-name="Default" style:data-style-name="N125">
      <style:table-cell-properties style:glyph-orientation-vertical="0" fo:border="0.002cm solid #000000" style:direction="ltr"/>
      <style:map style:condition="is-true-formula([.O$3]=TODAY())" style:apply-style-name="青" style:base-cell-address="変更履歴.O3"/>
      <style:map style:condition="is-true-formula(WEEKDAY([.O$2])=1)" style:apply-style-name="フォントred" style:base-cell-address="変更履歴.O3"/>
      <style:map style:condition="is-true-formula(WEEKDAY([.O$2])=7)" style:apply-style-name="フォントblue" style:base-cell-address="変更履歴.O3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/>
    </style:style>
    <style:style style:name="ce36" style:family="table-cell" style:parent-style-name="Default">
      <style:table-cell-properties fo:border-bottom="0.002cm solid #000000" fo:border-left="0.002cm solid #000000" fo:border-right="none" fo:border-top="none"/>
    </style:style>
    <style:style style:name="ce37" style:family="table-cell" style:parent-style-name="Default">
      <style:table-cell-properties fo:border-bottom="0.002cm solid #000000" fo:border-left="none" fo:border-right="none" fo:border-top="0.002cm solid #000000"/>
      <style:map style:condition="is-true-formula(OR(WEEKDAY([.M$2])=7;WEEKDAY([.M$2])=1))" style:apply-style-name="緑" style:base-cell-address="変更履歴.M6"/>
      <style:map style:condition="is-true-formula(AND([.$F6]&lt;=[.M$2];[.M$2]&lt;=[.$G6]))" style:apply-style-name="青" style:base-cell-address="変更履歴.M6"/>
    </style:style>
    <style:style style:name="ce38" style:family="table-cell" style:parent-style-name="Default">
      <style:table-cell-properties fo:border-bottom="0.002cm solid #000000" fo:border-left="none" fo:border-right="none" fo:border-top="0.002cm solid #000000"/>
      <style:map style:condition="is-true-formula(OR(WEEKDAY([.M$2])=7;WEEKDAY([.M$2])=1))" style:apply-style-name="緑" style:base-cell-address="変更履歴.M7"/>
      <style:map style:condition="is-true-formula(AND([.$F7]&lt;=[.M$2];[.M$2]&lt;=[.$G7]))" style:apply-style-name="赤" style:base-cell-address="変更履歴.M7"/>
    </style:style>
    <style:style style:name="ce39" style:family="table-cell" style:parent-style-name="Default" style:data-style-name="N82">
      <style:table-cell-properties style:glyph-orientation-vertical="0" fo:border="0.002cm solid #000000" style:direction="ltr"/>
      <style:map style:condition="is-true-formula([.K$2]=TODAY())" style:apply-style-name="青" style:base-cell-address="変更履歴.K2"/>
    </style:style>
    <style:style style:name="ce40" style:family="table-cell" style:parent-style-name="Default">
      <style:table-cell-properties fo:border-bottom="none" fo:border-left="none" fo:border-right="none" fo:border-top="0.002cm solid #000000"/>
    </style:style>
    <style:style style:name="ce41" style:family="table-cell" style:parent-style-name="Default">
      <style:table-cell-properties fo:border-bottom="0.002cm solid #000000" fo:border-left="none" fo:border-right="none" fo:border-top="none"/>
    </style:style>
    <style:style style:name="ce42" style:family="table-cell" style:parent-style-name="Default">
      <style:table-cell-properties fo:border-bottom="none" fo:border-left="none" fo:border-right="0.002cm solid #000000" fo:border-top="0.002cm solid #000000"/>
    </style:style>
    <style:style style:name="ce43" style:family="table-cell" style:parent-style-name="Default">
      <style:table-cell-properties fo:border-bottom="0.002cm solid #000000" fo:border-left="none" fo:border-right="0.002cm solid #000000" fo:border-top="none"/>
    </style:style>
    <style:style style:name="ce44" style:family="table-cell" style:parent-style-name="Default">
      <style:table-cell-properties fo:border-bottom="none" fo:border-left="none" fo:border-right="0.002cm solid #000000" fo:border-top="none"/>
    </style:style>
    <style:style style:name="ce45" style:family="table-cell" style:parent-style-name="Default">
      <style:table-cell-properties style:glyph-orientation-vertical="0" style:direction="lt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333"/>
    </style:style>
    <style:style style:name="T3" style:family="text">
      <style:text-properties fo:color="#ff9900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Arial" fo:font-size="9pt" style:font-name-asian="ＭＳ Ｐゴシック1" style:font-size-asian="9pt" style:font-name-complex="Arial1" style:font-size-complex="9pt"/>
    </style:style>
  </office:automatic-styles>
  <office:body>
    <office:spreadsheet>
      <table:table table:name="変更履歴" table:style-name="ta1" table:print="false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/>
          <table:table-cell office:value-type="string">
            <text:p>新規作成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3"/>
          <table:table-cell table:style-name="ce6"/>
        </table:table-row>
      </table:table>
      <table:table table:name="ガントチャート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default-cell-style-name="ce13"/>
        <table:table-column table:style-name="co7" table:default-cell-style-name="ce13"/>
        <table:table-column table:style-name="co8" table:default-cell-style-name="ce21"/>
        <table:table-column table:style-name="co9" table:default-cell-style-name="ce22"/>
        <table:table-column table:style-name="co10" table:default-cell-style-name="ce24"/>
        <table:table-column table:style-name="co11" table:default-cell-style-name="ce26"/>
        <table:table-column table:style-name="co12" table:default-cell-style-name="ce32"/>
        <table:table-column table:style-name="co13" table:default-cell-style-name="ce26"/>
        <table:table-column table:style-name="co14" table:number-columns-repeated="53" table:default-cell-style-name="ce37"/>
        <table:table-column table:style-name="co14" table:visibility="collapse" table:number-columns-repeated="175" table:default-cell-style-name="ce38"/>
        <table:table-column table:style-name="co15" table:default-cell-style-name="Default"/>
        <table:table-column table:style-name="co16" table:default-cell-style-name="ce44"/>
        <table:table-column table:style-name="co17" table:default-cell-style-name="Default"/>
        <table:table-column table:style-name="co1" table:number-columns-repeated="780" table:default-cell-style-name="Default"/>
        <table:table-row table:style-name="ro2">
          <table:table-cell table:style-name="ce7" office:value-type="string">
            <text:p>作成日</text:p>
          </table:table-cell>
          <table:table-cell table:style-name="ce12" office:value-type="date" office:date-value="2021-06-24">
            <text:p>6月24日</text:p>
          </table:table-cell>
          <table:table-cell table:style-name="ce7" office:value-type="string" table:number-columns-spanned="2" table:number-rows-spanned="1">
            <text:p>プロジェクト開始日付</text:p>
          </table:table-cell>
          <table:covered-table-cell table:style-name="ce12"/>
          <table:table-cell table:style-name="ce18" office:value-type="string" table:number-columns-spanned="6" table:number-rows-spanned="2">
            <text:p>黄色セルは計算結果表示セルの為、入力対象外</text:p>
            <text:p>進捗状況欄右上に<text:span text:style-name="T2">■</text:span><text:span text:style-name="T3">がある所はコメント有</text:span></text:p>
          </table:table-cell>
          <table:covered-table-cell table:number-columns-repeated="5" table:style-name="ce19"/>
          <table:table-cell table:style-name="ce33" table:formula="of:=[.C2]" office:value-type="date" office:date-value="2021-06-24">
            <text:p>06.24</text:p>
          </table:table-cell>
          <table:table-cell table:style-name="ce39" table:formula="of:=[.K1]+1" office:value-type="date" office:date-value="2021-06-25">
            <text:p>06.25</text:p>
          </table:table-cell>
          <table:table-cell table:style-name="ce39" table:formula="of:=[.L1]+1" office:value-type="date" office:date-value="2021-06-26">
            <text:p>06.26</text:p>
          </table:table-cell>
          <table:table-cell table:style-name="ce39" table:formula="of:=[.M1]+1" office:value-type="date" office:date-value="2021-06-27">
            <text:p>06.27</text:p>
          </table:table-cell>
          <table:table-cell table:style-name="ce39" table:formula="of:=[.N1]+1" office:value-type="date" office:date-value="2021-06-28">
            <text:p>06.28</text:p>
          </table:table-cell>
          <table:table-cell table:style-name="ce39" table:formula="of:=[.O1]+1" office:value-type="date" office:date-value="2021-06-29">
            <text:p>06.29</text:p>
          </table:table-cell>
          <table:table-cell table:style-name="ce39" table:formula="of:=[.P1]+1" office:value-type="date" office:date-value="2021-06-30">
            <text:p>06.30</text:p>
          </table:table-cell>
          <table:table-cell table:style-name="ce39" table:formula="of:=[.Q1]+1" office:value-type="date" office:date-value="2021-07-01">
            <text:p>07.01</text:p>
          </table:table-cell>
          <table:table-cell table:style-name="ce39" table:formula="of:=[.R1]+1" office:value-type="date" office:date-value="2021-07-02">
            <text:p>07.02</text:p>
          </table:table-cell>
          <table:table-cell table:style-name="ce39" table:formula="of:=[.S1]+1" office:value-type="date" office:date-value="2021-07-03">
            <text:p>07.03</text:p>
          </table:table-cell>
          <table:table-cell table:style-name="ce39" table:formula="of:=[.T1]+1" office:value-type="date" office:date-value="2021-07-04">
            <text:p>07.04</text:p>
          </table:table-cell>
          <table:table-cell table:style-name="ce39" table:formula="of:=[.U1]+1" office:value-type="date" office:date-value="2021-07-05">
            <text:p>07.05</text:p>
          </table:table-cell>
          <table:table-cell table:style-name="ce39" table:formula="of:=[.V1]+1" office:value-type="date" office:date-value="2021-07-06">
            <text:p>07.06</text:p>
          </table:table-cell>
          <table:table-cell table:style-name="ce39" table:formula="of:=[.W1]+1" office:value-type="date" office:date-value="2021-07-07">
            <text:p>07.07</text:p>
          </table:table-cell>
          <table:table-cell table:style-name="ce39" table:formula="of:=[.X1]+1" office:value-type="date" office:date-value="2021-07-08">
            <text:p>07.08</text:p>
          </table:table-cell>
          <table:table-cell table:style-name="ce39" table:formula="of:=[.Y1]+1" office:value-type="date" office:date-value="2021-07-09">
            <text:p>07.09</text:p>
          </table:table-cell>
          <table:table-cell table:style-name="ce39" table:formula="of:=[.Z1]+1" office:value-type="date" office:date-value="2021-07-10">
            <text:p>07.10</text:p>
          </table:table-cell>
          <table:table-cell table:style-name="ce39" table:formula="of:=[.AA1]+1" office:value-type="date" office:date-value="2021-07-11">
            <text:p>07.11</text:p>
          </table:table-cell>
          <table:table-cell table:style-name="ce39" table:formula="of:=[.AB1]+1" office:value-type="date" office:date-value="2021-07-12">
            <text:p>07.12</text:p>
          </table:table-cell>
          <table:table-cell table:style-name="ce39" table:formula="of:=[.AC1]+1" office:value-type="date" office:date-value="2021-07-13">
            <text:p>07.13</text:p>
          </table:table-cell>
          <table:table-cell table:style-name="ce39" table:formula="of:=[.AD1]+1" office:value-type="date" office:date-value="2021-07-14">
            <text:p>07.14</text:p>
          </table:table-cell>
          <table:table-cell table:style-name="ce39" table:formula="of:=[.AE1]+1" office:value-type="date" office:date-value="2021-07-15">
            <text:p>07.15</text:p>
          </table:table-cell>
          <table:table-cell table:style-name="ce39" table:formula="of:=[.AF1]+1" office:value-type="date" office:date-value="2021-07-16">
            <text:p>07.16</text:p>
          </table:table-cell>
          <table:table-cell table:style-name="ce39" table:formula="of:=[.AG1]+1" office:value-type="date" office:date-value="2021-07-17">
            <text:p>07.17</text:p>
          </table:table-cell>
          <table:table-cell table:style-name="ce39" table:formula="of:=[.AH1]+1" office:value-type="date" office:date-value="2021-07-18">
            <text:p>07.18</text:p>
          </table:table-cell>
          <table:table-cell table:style-name="ce39" table:formula="of:=[.AI1]+1" office:value-type="date" office:date-value="2021-07-19">
            <text:p>07.19</text:p>
          </table:table-cell>
          <table:table-cell table:style-name="ce39" table:formula="of:=[.AJ1]+1" office:value-type="date" office:date-value="2021-07-20">
            <text:p>07.20</text:p>
          </table:table-cell>
          <table:table-cell table:style-name="ce39" table:formula="of:=[.AK1]+1" office:value-type="date" office:date-value="2021-07-21">
            <text:p>07.21</text:p>
          </table:table-cell>
          <table:table-cell table:style-name="ce39" table:formula="of:=[.AL1]+1" office:value-type="date" office:date-value="2021-07-22">
            <text:p>07.22</text:p>
          </table:table-cell>
          <table:table-cell table:style-name="ce39" table:formula="of:=[.AM1]+1" office:value-type="date" office:date-value="2021-07-23">
            <text:p>07.23</text:p>
          </table:table-cell>
          <table:table-cell table:style-name="ce39" table:formula="of:=[.AN1]+1" office:value-type="date" office:date-value="2021-07-24">
            <text:p>07.24</text:p>
          </table:table-cell>
          <table:table-cell table:style-name="ce39" table:formula="of:=[.AO1]+1" office:value-type="date" office:date-value="2021-07-25">
            <text:p>07.25</text:p>
          </table:table-cell>
          <table:table-cell table:style-name="ce39" table:formula="of:=[.AP1]+1" office:value-type="date" office:date-value="2021-07-26">
            <text:p>07.26</text:p>
          </table:table-cell>
          <table:table-cell table:style-name="ce39" table:formula="of:=[.AQ1]+1" office:value-type="date" office:date-value="2021-07-27">
            <text:p>07.27</text:p>
          </table:table-cell>
          <table:table-cell table:style-name="ce39" table:formula="of:=[.AR1]+1" office:value-type="date" office:date-value="2021-07-28">
            <text:p>07.28</text:p>
          </table:table-cell>
          <table:table-cell table:style-name="ce39" table:formula="of:=[.AS1]+1" office:value-type="date" office:date-value="2021-07-29">
            <text:p>07.29</text:p>
          </table:table-cell>
          <table:table-cell table:style-name="ce39" table:formula="of:=[.AT1]+1" office:value-type="date" office:date-value="2021-07-30">
            <text:p>07.30</text:p>
          </table:table-cell>
          <table:table-cell table:style-name="ce39" table:formula="of:=[.AU1]+1" office:value-type="date" office:date-value="2021-07-31">
            <text:p>07.31</text:p>
          </table:table-cell>
          <table:table-cell table:style-name="ce39" table:formula="of:=[.AV1]+1" office:value-type="date" office:date-value="2021-08-01">
            <text:p>08.01</text:p>
          </table:table-cell>
          <table:table-cell table:style-name="ce39" table:formula="of:=[.AW1]+1" office:value-type="date" office:date-value="2021-08-02">
            <text:p>08.02</text:p>
          </table:table-cell>
          <table:table-cell table:style-name="ce39" table:formula="of:=[.AX1]+1" office:value-type="date" office:date-value="2021-08-03">
            <text:p>08.03</text:p>
          </table:table-cell>
          <table:table-cell table:style-name="ce39" table:formula="of:=[.AY1]+1" office:value-type="date" office:date-value="2021-08-04">
            <text:p>08.04</text:p>
          </table:table-cell>
          <table:table-cell table:style-name="ce39" table:formula="of:=[.AZ1]+1" office:value-type="date" office:date-value="2021-08-05">
            <text:p>08.05</text:p>
          </table:table-cell>
          <table:table-cell table:style-name="ce39" table:formula="of:=[.BA1]+1" office:value-type="date" office:date-value="2021-08-06">
            <text:p>08.06</text:p>
          </table:table-cell>
          <table:table-cell table:style-name="ce39" table:formula="of:=[.BB1]+1" office:value-type="date" office:date-value="2021-08-07">
            <text:p>08.07</text:p>
          </table:table-cell>
          <table:table-cell table:style-name="ce39" table:formula="of:=[.BC1]+1" office:value-type="date" office:date-value="2021-08-08">
            <text:p>08.08</text:p>
          </table:table-cell>
          <table:table-cell table:style-name="ce39" table:formula="of:=[.BD1]+1" office:value-type="date" office:date-value="2021-08-09">
            <text:p>08.09</text:p>
          </table:table-cell>
          <table:table-cell table:style-name="ce39" table:formula="of:=[.BE1]+1" office:value-type="date" office:date-value="2021-08-10">
            <text:p>08.10</text:p>
          </table:table-cell>
          <table:table-cell table:style-name="ce39" table:formula="of:=[.BF1]+1" office:value-type="date" office:date-value="2021-08-11">
            <text:p>08.11</text:p>
          </table:table-cell>
          <table:table-cell table:style-name="ce39" table:formula="of:=[.BG1]+1" office:value-type="date" office:date-value="2021-08-12">
            <text:p>08.12</text:p>
          </table:table-cell>
          <table:table-cell table:style-name="ce39" table:formula="of:=[.BH1]+1" office:value-type="date" office:date-value="2021-08-13">
            <text:p>08.13</text:p>
          </table:table-cell>
          <table:table-cell table:style-name="ce39" table:formula="of:=[.BI1]+1" office:value-type="date" office:date-value="2021-08-14">
            <text:p>08.14</text:p>
          </table:table-cell>
          <table:table-cell table:style-name="ce39" table:formula="of:=[.BJ1]+1" office:value-type="date" office:date-value="2021-08-15">
            <text:p>08.15</text:p>
          </table:table-cell>
          <table:table-cell table:style-name="ce39" table:formula="of:=[.BK1]+1" office:value-type="date" office:date-value="2021-08-16">
            <text:p>08.16</text:p>
          </table:table-cell>
          <table:table-cell table:style-name="ce39" table:formula="of:=[.BL1]+1" office:value-type="date" office:date-value="2021-08-17">
            <text:p>08.17</text:p>
          </table:table-cell>
          <table:table-cell table:style-name="ce39" table:formula="of:=[.BM1]+1" office:value-type="date" office:date-value="2021-08-18">
            <text:p>08.18</text:p>
          </table:table-cell>
          <table:table-cell table:style-name="ce39" table:formula="of:=[.BN1]+1" office:value-type="date" office:date-value="2021-08-19">
            <text:p>08.19</text:p>
          </table:table-cell>
          <table:table-cell table:style-name="ce39" table:formula="of:=[.BO1]+1" office:value-type="date" office:date-value="2021-08-20">
            <text:p>08.20</text:p>
          </table:table-cell>
          <table:table-cell table:style-name="ce39" table:formula="of:=[.BP1]+1" office:value-type="date" office:date-value="2021-08-21">
            <text:p>08.21</text:p>
          </table:table-cell>
          <table:table-cell table:style-name="ce39" table:formula="of:=[.BQ1]+1" office:value-type="date" office:date-value="2021-08-22">
            <text:p>08.22</text:p>
          </table:table-cell>
          <table:table-cell table:style-name="ce39" table:formula="of:=[.BR1]+1" office:value-type="date" office:date-value="2021-08-23">
            <text:p>08.23</text:p>
          </table:table-cell>
          <table:table-cell table:style-name="ce39" table:formula="of:=[.BS1]+1" office:value-type="date" office:date-value="2021-08-24">
            <text:p>08.24</text:p>
          </table:table-cell>
          <table:table-cell table:style-name="ce39" table:formula="of:=[.BT1]+1" office:value-type="date" office:date-value="2021-08-25">
            <text:p>08.25</text:p>
          </table:table-cell>
          <table:table-cell table:style-name="ce39" table:formula="of:=[.BU1]+1" office:value-type="date" office:date-value="2021-08-26">
            <text:p>08.26</text:p>
          </table:table-cell>
          <table:table-cell table:style-name="ce39" table:formula="of:=[.BV1]+1" office:value-type="date" office:date-value="2021-08-27">
            <text:p>08.27</text:p>
          </table:table-cell>
          <table:table-cell table:style-name="ce39" table:formula="of:=[.BW1]+1" office:value-type="date" office:date-value="2021-08-28">
            <text:p>08.28</text:p>
          </table:table-cell>
          <table:table-cell table:style-name="ce39" table:formula="of:=[.BX1]+1" office:value-type="date" office:date-value="2021-08-29">
            <text:p>08.29</text:p>
          </table:table-cell>
          <table:table-cell table:style-name="ce39" table:formula="of:=[.BY1]+1" office:value-type="date" office:date-value="2021-08-30">
            <text:p>08.30</text:p>
          </table:table-cell>
          <table:table-cell table:style-name="ce39" table:formula="of:=[.BZ1]+1" office:value-type="date" office:date-value="2021-08-31">
            <text:p>08.31</text:p>
          </table:table-cell>
          <table:table-cell table:style-name="ce39" table:formula="of:=[.CA1]+1" office:value-type="date" office:date-value="2021-09-01">
            <text:p>09.01</text:p>
          </table:table-cell>
          <table:table-cell table:style-name="ce39" table:formula="of:=[.CB1]+1" office:value-type="date" office:date-value="2021-09-02">
            <text:p>09.02</text:p>
          </table:table-cell>
          <table:table-cell table:style-name="ce39" table:formula="of:=[.CC1]+1" office:value-type="date" office:date-value="2021-09-03">
            <text:p>09.03</text:p>
          </table:table-cell>
          <table:table-cell table:style-name="ce39" table:formula="of:=[.CD1]+1" office:value-type="date" office:date-value="2021-09-04">
            <text:p>09.04</text:p>
          </table:table-cell>
          <table:table-cell table:style-name="ce39" table:formula="of:=[.CE1]+1" office:value-type="date" office:date-value="2021-09-05">
            <text:p>09.05</text:p>
          </table:table-cell>
          <table:table-cell table:style-name="ce39" table:formula="of:=[.CF1]+1" office:value-type="date" office:date-value="2021-09-06">
            <text:p>09.06</text:p>
          </table:table-cell>
          <table:table-cell table:style-name="ce39" table:formula="of:=[.CG1]+1" office:value-type="date" office:date-value="2021-09-07">
            <text:p>09.07</text:p>
          </table:table-cell>
          <table:table-cell table:style-name="ce39" table:formula="of:=[.CH1]+1" office:value-type="date" office:date-value="2021-09-08">
            <text:p>09.08</text:p>
          </table:table-cell>
          <table:table-cell table:style-name="ce39" table:formula="of:=[.CI1]+1" office:value-type="date" office:date-value="2021-09-09">
            <text:p>09.09</text:p>
          </table:table-cell>
          <table:table-cell table:style-name="ce39" table:formula="of:=[.CJ1]+1" office:value-type="date" office:date-value="2021-09-10">
            <text:p>09.10</text:p>
          </table:table-cell>
          <table:table-cell table:style-name="ce39" table:formula="of:=[.CK1]+1" office:value-type="date" office:date-value="2021-09-11">
            <text:p>09.11</text:p>
          </table:table-cell>
          <table:table-cell table:style-name="ce39" table:formula="of:=[.CL1]+1" office:value-type="date" office:date-value="2021-09-12">
            <text:p>09.12</text:p>
          </table:table-cell>
          <table:table-cell table:style-name="ce39" table:formula="of:=[.CM1]+1" office:value-type="date" office:date-value="2021-09-13">
            <text:p>09.13</text:p>
          </table:table-cell>
          <table:table-cell table:style-name="ce39" table:formula="of:=[.CN1]+1" office:value-type="date" office:date-value="2021-09-14">
            <text:p>09.14</text:p>
          </table:table-cell>
          <table:table-cell table:style-name="ce39" table:formula="of:=[.CO1]+1" office:value-type="date" office:date-value="2021-09-15">
            <text:p>09.15</text:p>
          </table:table-cell>
          <table:table-cell table:style-name="ce39" table:formula="of:=[.CP1]+1" office:value-type="date" office:date-value="2021-09-16">
            <text:p>09.16</text:p>
          </table:table-cell>
          <table:table-cell table:style-name="ce39" table:formula="of:=[.CQ1]+1" office:value-type="date" office:date-value="2021-09-17">
            <text:p>09.17</text:p>
          </table:table-cell>
          <table:table-cell table:style-name="ce39" table:formula="of:=[.CR1]+1" office:value-type="date" office:date-value="2021-09-18">
            <text:p>09.18</text:p>
          </table:table-cell>
          <table:table-cell table:style-name="ce39" table:formula="of:=[.CS1]+1" office:value-type="date" office:date-value="2021-09-19">
            <text:p>09.19</text:p>
          </table:table-cell>
          <table:table-cell table:style-name="ce39" table:formula="of:=[.CT1]+1" office:value-type="date" office:date-value="2021-09-20">
            <text:p>09.20</text:p>
          </table:table-cell>
          <table:table-cell table:style-name="ce39" table:formula="of:=[.CU1]+1" office:value-type="date" office:date-value="2021-09-21">
            <text:p>09.21</text:p>
          </table:table-cell>
          <table:table-cell table:style-name="ce39" table:formula="of:=[.CV1]+1" office:value-type="date" office:date-value="2021-09-22">
            <text:p>09.22</text:p>
          </table:table-cell>
          <table:table-cell table:style-name="ce39" table:formula="of:=[.CW1]+1" office:value-type="date" office:date-value="2021-09-23">
            <text:p>09.23</text:p>
          </table:table-cell>
          <table:table-cell table:style-name="ce39" table:formula="of:=[.CX1]+1" office:value-type="date" office:date-value="2021-09-24">
            <text:p>09.24</text:p>
          </table:table-cell>
          <table:table-cell table:style-name="ce39" table:formula="of:=[.CY1]+1" office:value-type="date" office:date-value="2021-09-25">
            <text:p>09.25</text:p>
          </table:table-cell>
          <table:table-cell table:style-name="ce39" table:formula="of:=[.CZ1]+1" office:value-type="date" office:date-value="2021-09-26">
            <text:p>09.26</text:p>
          </table:table-cell>
          <table:table-cell table:style-name="ce39" table:formula="of:=[.DA1]+1" office:value-type="date" office:date-value="2021-09-27">
            <text:p>09.27</text:p>
          </table:table-cell>
          <table:table-cell table:style-name="ce39" table:formula="of:=[.DB1]+1" office:value-type="date" office:date-value="2021-09-28">
            <text:p>09.28</text:p>
          </table:table-cell>
          <table:table-cell table:style-name="ce39" table:formula="of:=[.DC1]+1" office:value-type="date" office:date-value="2021-09-29">
            <text:p>09.29</text:p>
          </table:table-cell>
          <table:table-cell table:style-name="ce39" table:formula="of:=[.DD1]+1" office:value-type="date" office:date-value="2021-09-30">
            <text:p>09.30</text:p>
          </table:table-cell>
          <table:table-cell table:style-name="ce39" table:formula="of:=[.DE1]+1" office:value-type="date" office:date-value="2021-10-01">
            <text:p>10.01</text:p>
          </table:table-cell>
          <table:table-cell table:style-name="ce39" table:formula="of:=[.DF1]+1" office:value-type="date" office:date-value="2021-10-02">
            <text:p>10.02</text:p>
          </table:table-cell>
          <table:table-cell table:style-name="ce39" table:formula="of:=[.DG1]+1" office:value-type="date" office:date-value="2021-10-03">
            <text:p>10.03</text:p>
          </table:table-cell>
          <table:table-cell table:style-name="ce39" table:formula="of:=[.DH1]+1" office:value-type="date" office:date-value="2021-10-04">
            <text:p>10.04</text:p>
          </table:table-cell>
          <table:table-cell table:style-name="ce39" table:formula="of:=[.DI1]+1" office:value-type="date" office:date-value="2021-10-05">
            <text:p>10.05</text:p>
          </table:table-cell>
          <table:table-cell table:style-name="ce39" table:formula="of:=[.DJ1]+1" office:value-type="date" office:date-value="2021-10-06">
            <text:p>10.06</text:p>
          </table:table-cell>
          <table:table-cell table:style-name="ce39" table:formula="of:=[.DK1]+1" office:value-type="date" office:date-value="2021-10-07">
            <text:p>10.07</text:p>
          </table:table-cell>
          <table:table-cell table:style-name="ce39" table:formula="of:=[.DL1]+1" office:value-type="date" office:date-value="2021-10-08">
            <text:p>10.08</text:p>
          </table:table-cell>
          <table:table-cell table:style-name="ce39" table:formula="of:=[.DM1]+1" office:value-type="date" office:date-value="2021-10-09">
            <text:p>10.09</text:p>
          </table:table-cell>
          <table:table-cell table:style-name="ce39" table:formula="of:=[.DN1]+1" office:value-type="date" office:date-value="2021-10-10">
            <text:p>10.10</text:p>
          </table:table-cell>
          <table:table-cell table:style-name="ce39" table:formula="of:=[.DO1]+1" office:value-type="date" office:date-value="2021-10-11">
            <text:p>10.11</text:p>
          </table:table-cell>
          <table:table-cell table:style-name="ce39" table:formula="of:=[.DP1]+1" office:value-type="date" office:date-value="2021-10-12">
            <text:p>10.12</text:p>
          </table:table-cell>
          <table:table-cell table:style-name="ce39" table:formula="of:=[.DQ1]+1" office:value-type="date" office:date-value="2021-10-13">
            <text:p>10.13</text:p>
          </table:table-cell>
          <table:table-cell table:style-name="ce39" table:formula="of:=[.DR1]+1" office:value-type="date" office:date-value="2021-10-14">
            <text:p>10.14</text:p>
          </table:table-cell>
          <table:table-cell table:style-name="ce39" table:formula="of:=[.DS1]+1" office:value-type="date" office:date-value="2021-10-15">
            <text:p>10.15</text:p>
          </table:table-cell>
          <table:table-cell table:style-name="ce39" table:formula="of:=[.DT1]+1" office:value-type="date" office:date-value="2021-10-16">
            <text:p>10.16</text:p>
          </table:table-cell>
          <table:table-cell table:style-name="ce39" table:formula="of:=[.DU1]+1" office:value-type="date" office:date-value="2021-10-17">
            <text:p>10.17</text:p>
          </table:table-cell>
          <table:table-cell table:style-name="ce39" table:formula="of:=[.DV1]+1" office:value-type="date" office:date-value="2021-10-18">
            <text:p>10.18</text:p>
          </table:table-cell>
          <table:table-cell table:style-name="ce39" table:formula="of:=[.DW1]+1" office:value-type="date" office:date-value="2021-10-19">
            <text:p>10.19</text:p>
          </table:table-cell>
          <table:table-cell table:style-name="ce39" table:formula="of:=[.DX1]+1" office:value-type="date" office:date-value="2021-10-20">
            <text:p>10.20</text:p>
          </table:table-cell>
          <table:table-cell table:style-name="ce39" table:formula="of:=[.DY1]+1" office:value-type="date" office:date-value="2021-10-21">
            <text:p>10.21</text:p>
          </table:table-cell>
          <table:table-cell table:style-name="ce39" table:formula="of:=[.DZ1]+1" office:value-type="date" office:date-value="2021-10-22">
            <text:p>10.22</text:p>
          </table:table-cell>
          <table:table-cell table:style-name="ce39" table:formula="of:=[.EA1]+1" office:value-type="date" office:date-value="2021-10-23">
            <text:p>10.23</text:p>
          </table:table-cell>
          <table:table-cell table:style-name="ce39" table:formula="of:=[.EB1]+1" office:value-type="date" office:date-value="2021-10-24">
            <text:p>10.24</text:p>
          </table:table-cell>
          <table:table-cell table:style-name="ce39" table:formula="of:=[.EC1]+1" office:value-type="date" office:date-value="2021-10-25">
            <text:p>10.25</text:p>
          </table:table-cell>
          <table:table-cell table:style-name="ce39" table:formula="of:=[.ED1]+1" office:value-type="date" office:date-value="2021-10-26">
            <text:p>10.26</text:p>
          </table:table-cell>
          <table:table-cell table:style-name="ce39" table:formula="of:=[.EE1]+1" office:value-type="date" office:date-value="2021-10-27">
            <text:p>10.27</text:p>
          </table:table-cell>
          <table:table-cell table:style-name="ce39" table:formula="of:=[.EF1]+1" office:value-type="date" office:date-value="2021-10-28">
            <text:p>10.28</text:p>
          </table:table-cell>
          <table:table-cell table:style-name="ce39" table:formula="of:=[.EG1]+1" office:value-type="date" office:date-value="2021-10-29">
            <text:p>10.29</text:p>
          </table:table-cell>
          <table:table-cell table:style-name="ce39" table:formula="of:=[.EH1]+1" office:value-type="date" office:date-value="2021-10-30">
            <text:p>10.30</text:p>
          </table:table-cell>
          <table:table-cell table:style-name="ce39" table:formula="of:=[.EI1]+1" office:value-type="date" office:date-value="2021-10-31">
            <text:p>10.31</text:p>
          </table:table-cell>
          <table:table-cell table:style-name="ce39" table:formula="of:=[.EJ1]+1" office:value-type="date" office:date-value="2021-11-01">
            <text:p>11.01</text:p>
          </table:table-cell>
          <table:table-cell table:style-name="ce39" table:formula="of:=[.EK1]+1" office:value-type="date" office:date-value="2021-11-02">
            <text:p>11.02</text:p>
          </table:table-cell>
          <table:table-cell table:style-name="ce39" table:formula="of:=[.EL1]+1" office:value-type="date" office:date-value="2021-11-03">
            <text:p>11.03</text:p>
          </table:table-cell>
          <table:table-cell table:style-name="ce39" table:formula="of:=[.EM1]+1" office:value-type="date" office:date-value="2021-11-04">
            <text:p>11.04</text:p>
          </table:table-cell>
          <table:table-cell table:style-name="ce39" table:formula="of:=[.EN1]+1" office:value-type="date" office:date-value="2021-11-05">
            <text:p>11.05</text:p>
          </table:table-cell>
          <table:table-cell table:style-name="ce39" table:formula="of:=[.EO1]+1" office:value-type="date" office:date-value="2021-11-06">
            <text:p>11.06</text:p>
          </table:table-cell>
          <table:table-cell table:style-name="ce39" table:formula="of:=[.EP1]+1" office:value-type="date" office:date-value="2021-11-07">
            <text:p>11.07</text:p>
          </table:table-cell>
          <table:table-cell table:style-name="ce39" table:formula="of:=[.EQ1]+1" office:value-type="date" office:date-value="2021-11-08">
            <text:p>11.08</text:p>
          </table:table-cell>
          <table:table-cell table:style-name="ce39" table:formula="of:=[.ER1]+1" office:value-type="date" office:date-value="2021-11-09">
            <text:p>11.09</text:p>
          </table:table-cell>
          <table:table-cell table:style-name="ce39" table:formula="of:=[.ES1]+1" office:value-type="date" office:date-value="2021-11-10">
            <text:p>11.10</text:p>
          </table:table-cell>
          <table:table-cell table:style-name="ce39" table:formula="of:=[.ET1]+1" office:value-type="date" office:date-value="2021-11-11">
            <text:p>11.11</text:p>
          </table:table-cell>
          <table:table-cell table:style-name="ce39" table:formula="of:=[.EU1]+1" office:value-type="date" office:date-value="2021-11-12">
            <text:p>11.12</text:p>
          </table:table-cell>
          <table:table-cell table:style-name="ce39" table:formula="of:=[.EV1]+1" office:value-type="date" office:date-value="2021-11-13">
            <text:p>11.13</text:p>
          </table:table-cell>
          <table:table-cell table:style-name="ce39" table:formula="of:=[.EW1]+1" office:value-type="date" office:date-value="2021-11-14">
            <text:p>11.14</text:p>
          </table:table-cell>
          <table:table-cell table:style-name="ce39" table:formula="of:=[.EX1]+1" office:value-type="date" office:date-value="2021-11-15">
            <text:p>11.15</text:p>
          </table:table-cell>
          <table:table-cell table:style-name="ce39" table:formula="of:=[.EY1]+1" office:value-type="date" office:date-value="2021-11-16">
            <text:p>11.16</text:p>
          </table:table-cell>
          <table:table-cell table:style-name="ce39" table:formula="of:=[.EZ1]+1" office:value-type="date" office:date-value="2021-11-17">
            <text:p>11.17</text:p>
          </table:table-cell>
          <table:table-cell table:style-name="ce39" table:formula="of:=[.FA1]+1" office:value-type="date" office:date-value="2021-11-18">
            <text:p>11.18</text:p>
          </table:table-cell>
          <table:table-cell table:style-name="ce39" table:formula="of:=[.FB1]+1" office:value-type="date" office:date-value="2021-11-19">
            <text:p>11.19</text:p>
          </table:table-cell>
          <table:table-cell table:style-name="ce39" table:formula="of:=[.FC1]+1" office:value-type="date" office:date-value="2021-11-20">
            <text:p>11.20</text:p>
          </table:table-cell>
          <table:table-cell table:style-name="ce39" table:formula="of:=[.FD1]+1" office:value-type="date" office:date-value="2021-11-21">
            <text:p>11.21</text:p>
          </table:table-cell>
          <table:table-cell table:style-name="ce39" table:formula="of:=[.FE1]+1" office:value-type="date" office:date-value="2021-11-22">
            <text:p>11.22</text:p>
          </table:table-cell>
          <table:table-cell table:style-name="ce39" table:formula="of:=[.FF1]+1" office:value-type="date" office:date-value="2021-11-23">
            <text:p>11.23</text:p>
          </table:table-cell>
          <table:table-cell table:style-name="ce39" table:formula="of:=[.FG1]+1" office:value-type="date" office:date-value="2021-11-24">
            <text:p>11.24</text:p>
          </table:table-cell>
          <table:table-cell table:style-name="ce39" table:formula="of:=[.FH1]+1" office:value-type="date" office:date-value="2021-11-25">
            <text:p>11.25</text:p>
          </table:table-cell>
          <table:table-cell table:style-name="ce39" table:formula="of:=[.FI1]+1" office:value-type="date" office:date-value="2021-11-26">
            <text:p>11.26</text:p>
          </table:table-cell>
          <table:table-cell table:style-name="ce39" table:formula="of:=[.FJ1]+1" office:value-type="date" office:date-value="2021-11-27">
            <text:p>11.27</text:p>
          </table:table-cell>
          <table:table-cell table:style-name="ce39" table:formula="of:=[.FK1]+1" office:value-type="date" office:date-value="2021-11-28">
            <text:p>11.28</text:p>
          </table:table-cell>
          <table:table-cell table:style-name="ce39" table:formula="of:=[.FL1]+1" office:value-type="date" office:date-value="2021-11-29">
            <text:p>11.29</text:p>
          </table:table-cell>
          <table:table-cell table:style-name="ce39" table:formula="of:=[.FM1]+1" office:value-type="date" office:date-value="2021-11-30">
            <text:p>11.30</text:p>
          </table:table-cell>
          <table:table-cell table:style-name="ce39" table:formula="of:=[.FN1]+1" office:value-type="date" office:date-value="2021-12-01">
            <text:p>12.01</text:p>
          </table:table-cell>
          <table:table-cell table:style-name="ce39" table:formula="of:=[.FO1]+1" office:value-type="date" office:date-value="2021-12-02">
            <text:p>12.02</text:p>
          </table:table-cell>
          <table:table-cell table:style-name="ce39" table:formula="of:=[.FP1]+1" office:value-type="date" office:date-value="2021-12-03">
            <text:p>12.03</text:p>
          </table:table-cell>
          <table:table-cell table:style-name="ce39" table:formula="of:=[.FQ1]+1" office:value-type="date" office:date-value="2021-12-04">
            <text:p>12.04</text:p>
          </table:table-cell>
          <table:table-cell table:style-name="ce39" table:formula="of:=[.FR1]+1" office:value-type="date" office:date-value="2021-12-05">
            <text:p>12.05</text:p>
          </table:table-cell>
          <table:table-cell table:style-name="ce39" table:formula="of:=[.FS1]+1" office:value-type="date" office:date-value="2021-12-06">
            <text:p>12.06</text:p>
          </table:table-cell>
          <table:table-cell table:style-name="ce39" table:formula="of:=[.FT1]+1" office:value-type="date" office:date-value="2021-12-07">
            <text:p>12.07</text:p>
          </table:table-cell>
          <table:table-cell table:style-name="ce39" table:formula="of:=[.FU1]+1" office:value-type="date" office:date-value="2021-12-08">
            <text:p>12.08</text:p>
          </table:table-cell>
          <table:table-cell table:style-name="ce39" table:formula="of:=[.FV1]+1" office:value-type="date" office:date-value="2021-12-09">
            <text:p>12.09</text:p>
          </table:table-cell>
          <table:table-cell table:style-name="ce39" table:formula="of:=[.FW1]+1" office:value-type="date" office:date-value="2021-12-10">
            <text:p>12.10</text:p>
          </table:table-cell>
          <table:table-cell table:style-name="ce39" table:formula="of:=[.FX1]+1" office:value-type="date" office:date-value="2021-12-11">
            <text:p>12.11</text:p>
          </table:table-cell>
          <table:table-cell table:style-name="ce39" table:formula="of:=[.FY1]+1" office:value-type="date" office:date-value="2021-12-12">
            <text:p>12.12</text:p>
          </table:table-cell>
          <table:table-cell table:style-name="ce39" table:formula="of:=[.FZ1]+1" office:value-type="date" office:date-value="2021-12-13">
            <text:p>12.13</text:p>
          </table:table-cell>
          <table:table-cell table:style-name="ce39" table:formula="of:=[.GA1]+1" office:value-type="date" office:date-value="2021-12-14">
            <text:p>12.14</text:p>
          </table:table-cell>
          <table:table-cell table:style-name="ce39" table:formula="of:=[.GB1]+1" office:value-type="date" office:date-value="2021-12-15">
            <text:p>12.15</text:p>
          </table:table-cell>
          <table:table-cell table:style-name="ce39" table:formula="of:=[.GC1]+1" office:value-type="date" office:date-value="2021-12-16">
            <text:p>12.16</text:p>
          </table:table-cell>
          <table:table-cell table:style-name="ce39" table:formula="of:=[.GD1]+1" office:value-type="date" office:date-value="2021-12-17">
            <text:p>12.17</text:p>
          </table:table-cell>
          <table:table-cell table:style-name="ce39" table:formula="of:=[.GE1]+1" office:value-type="date" office:date-value="2021-12-18">
            <text:p>12.18</text:p>
          </table:table-cell>
          <table:table-cell table:style-name="ce39" table:formula="of:=[.GF1]+1" office:value-type="date" office:date-value="2021-12-19">
            <text:p>12.19</text:p>
          </table:table-cell>
          <table:table-cell table:style-name="ce39" table:formula="of:=[.GG1]+1" office:value-type="date" office:date-value="2021-12-20">
            <text:p>12.20</text:p>
          </table:table-cell>
          <table:table-cell table:style-name="ce39" table:formula="of:=[.GH1]+1" office:value-type="date" office:date-value="2021-12-21">
            <text:p>12.21</text:p>
          </table:table-cell>
          <table:table-cell table:style-name="ce39" table:formula="of:=[.GI1]+1" office:value-type="date" office:date-value="2021-12-22">
            <text:p>12.22</text:p>
          </table:table-cell>
          <table:table-cell table:style-name="ce39" table:formula="of:=[.GJ1]+1" office:value-type="date" office:date-value="2021-12-23">
            <text:p>12.23</text:p>
          </table:table-cell>
          <table:table-cell table:style-name="ce39" table:formula="of:=[.GK1]+1" office:value-type="date" office:date-value="2021-12-24">
            <text:p>12.24</text:p>
          </table:table-cell>
          <table:table-cell table:style-name="ce39" table:formula="of:=[.GL1]+1" office:value-type="date" office:date-value="2021-12-25">
            <text:p>12.25</text:p>
          </table:table-cell>
          <table:table-cell table:style-name="ce39" table:formula="of:=[.GM1]+1" office:value-type="date" office:date-value="2021-12-26">
            <text:p>12.26</text:p>
          </table:table-cell>
          <table:table-cell table:style-name="ce39" table:formula="of:=[.GN1]+1" office:value-type="date" office:date-value="2021-12-27">
            <text:p>12.27</text:p>
          </table:table-cell>
          <table:table-cell table:style-name="ce39" table:formula="of:=[.GO1]+1" office:value-type="date" office:date-value="2021-12-28">
            <text:p>12.28</text:p>
          </table:table-cell>
          <table:table-cell table:style-name="ce39" table:formula="of:=[.GP1]+1" office:value-type="date" office:date-value="2021-12-29">
            <text:p>12.29</text:p>
          </table:table-cell>
          <table:table-cell table:style-name="ce39" table:formula="of:=[.GQ1]+1" office:value-type="date" office:date-value="2021-12-30">
            <text:p>12.30</text:p>
          </table:table-cell>
          <table:table-cell table:style-name="ce39" table:formula="of:=[.GR1]+1" office:value-type="date" office:date-value="2021-12-31">
            <text:p>12.31</text:p>
          </table:table-cell>
          <table:table-cell table:style-name="ce39" table:formula="of:=[.GS1]+1" office:value-type="date" office:date-value="2022-01-01">
            <text:p>01.01</text:p>
          </table:table-cell>
          <table:table-cell table:style-name="ce39" table:formula="of:=[.GT1]+1" office:value-type="date" office:date-value="2022-01-02">
            <text:p>01.02</text:p>
          </table:table-cell>
          <table:table-cell table:style-name="ce39" table:formula="of:=[.GU1]+1" office:value-type="date" office:date-value="2022-01-03">
            <text:p>01.03</text:p>
          </table:table-cell>
          <table:table-cell table:style-name="ce39" table:formula="of:=[.GV1]+1" office:value-type="date" office:date-value="2022-01-04">
            <text:p>01.04</text:p>
          </table:table-cell>
          <table:table-cell table:style-name="ce39" table:formula="of:=[.GW1]+1" office:value-type="date" office:date-value="2022-01-05">
            <text:p>01.05</text:p>
          </table:table-cell>
          <table:table-cell table:style-name="ce39" table:formula="of:=[.GX1]+1" office:value-type="date" office:date-value="2022-01-06">
            <text:p>01.06</text:p>
          </table:table-cell>
          <table:table-cell table:style-name="ce39" table:formula="of:=[.GY1]+1" office:value-type="date" office:date-value="2022-01-07">
            <text:p>01.07</text:p>
          </table:table-cell>
          <table:table-cell table:style-name="ce39" table:formula="of:=[.GZ1]+1" office:value-type="date" office:date-value="2022-01-08">
            <text:p>01.08</text:p>
          </table:table-cell>
          <table:table-cell table:style-name="ce39" table:formula="of:=[.HA1]+1" office:value-type="date" office:date-value="2022-01-09">
            <text:p>01.09</text:p>
          </table:table-cell>
          <table:table-cell table:style-name="ce39" table:formula="of:=[.HB1]+1" office:value-type="date" office:date-value="2022-01-10">
            <text:p>01.10</text:p>
          </table:table-cell>
          <table:table-cell table:style-name="ce39" table:formula="of:=[.HC1]+1" office:value-type="date" office:date-value="2022-01-11">
            <text:p>01.11</text:p>
          </table:table-cell>
          <table:table-cell table:style-name="ce39" table:formula="of:=[.HD1]+1" office:value-type="date" office:date-value="2022-01-12">
            <text:p>01.12</text:p>
          </table:table-cell>
          <table:table-cell table:style-name="ce39" table:formula="of:=[.HE1]+1" office:value-type="date" office:date-value="2022-01-13">
            <text:p>01.13</text:p>
          </table:table-cell>
          <table:table-cell table:style-name="ce39" table:formula="of:=[.HF1]+1" office:value-type="date" office:date-value="2022-01-14">
            <text:p>01.14</text:p>
          </table:table-cell>
          <table:table-cell table:style-name="ce39" table:formula="of:=[.HG1]+1" office:value-type="date" office:date-value="2022-01-15">
            <text:p>01.15</text:p>
          </table:table-cell>
          <table:table-cell table:style-name="ce39" table:formula="of:=[.HH1]+1" office:value-type="date" office:date-value="2022-01-16">
            <text:p>01.16</text:p>
          </table:table-cell>
          <table:table-cell table:style-name="ce39" table:formula="of:=[.HI1]+1" office:value-type="date" office:date-value="2022-01-17">
            <text:p>01.17</text:p>
          </table:table-cell>
          <table:table-cell table:style-name="ce39" table:formula="of:=[.HJ1]+1" office:value-type="date" office:date-value="2022-01-18">
            <text:p>01.18</text:p>
          </table:table-cell>
          <table:table-cell table:style-name="ce39" table:formula="of:=[.HK1]+1" office:value-type="date" office:date-value="2022-01-19">
            <text:p>01.19</text:p>
          </table:table-cell>
          <table:table-cell table:style-name="ce39" table:formula="of:=[.HL1]+1" office:value-type="date" office:date-value="2022-01-20">
            <text:p>01.20</text:p>
          </table:table-cell>
          <table:table-cell table:style-name="ce39" table:formula="of:=[.HM1]+1" office:value-type="date" office:date-value="2022-01-21">
            <text:p>01.21</text:p>
          </table:table-cell>
          <table:table-cell table:style-name="ce39" table:formula="of:=[.HN1]+1" office:value-type="date" office:date-value="2022-01-22">
            <text:p>01.22</text:p>
          </table:table-cell>
          <table:table-cell table:style-name="ce39" table:formula="of:=[.HO1]+1" office:value-type="date" office:date-value="2022-01-23">
            <text:p>01.23</text:p>
          </table:table-cell>
          <table:table-cell table:style-name="ce39" table:formula="of:=[.HP1]+1" office:value-type="date" office:date-value="2022-01-24">
            <text:p>01.24</text:p>
          </table:table-cell>
          <table:table-cell table:style-name="ce39" table:formula="of:=[.HQ1]+1" office:value-type="date" office:date-value="2022-01-25">
            <text:p>01.25</text:p>
          </table:table-cell>
          <table:table-cell table:style-name="ce39" table:formula="of:=[.HR1]+1" office:value-type="date" office:date-value="2022-01-26">
            <text:p>01.26</text:p>
          </table:table-cell>
          <table:table-cell table:style-name="ce39" table:formula="of:=[.HS1]+1" office:value-type="date" office:date-value="2022-01-27">
            <text:p>01.27</text:p>
          </table:table-cell>
          <table:table-cell table:style-name="ce39" table:formula="of:=[.HT1]+1" office:value-type="date" office:date-value="2022-01-28">
            <text:p>01.28</text:p>
          </table:table-cell>
          <table:table-cell table:style-name="ce39" table:formula="of:=[.HU1]+1" office:value-type="date" office:date-value="2022-01-29">
            <text:p>01.29</text:p>
          </table:table-cell>
          <table:table-cell table:style-name="ce39" table:formula="of:=[.HV1]+1" office:value-type="date" office:date-value="2022-01-30">
            <text:p>01.30</text:p>
          </table:table-cell>
          <table:table-cell table:style-name="ce39" table:formula="of:=[.HW1]+1" office:value-type="date" office:date-value="2022-01-31">
            <text:p>01.31</text:p>
          </table:table-cell>
          <table:table-cell table:style-name="ce39" table:formula="of:=[.HX1]+1" office:value-type="date" office:date-value="2022-02-01">
            <text:p>02.01</text:p>
          </table:table-cell>
          <table:table-cell table:style-name="ce39" table:formula="of:=[.HY1]+1" office:value-type="date" office:date-value="2022-02-02">
            <text:p>02.02</text:p>
          </table:table-cell>
          <table:table-cell table:style-name="ce39" table:formula="of:=[.HZ1]+1" office:value-type="date" office:date-value="2022-02-03">
            <text:p>02.03</text:p>
          </table:table-cell>
          <table:table-cell table:style-name="ce39" table:formula="of:=[.IA1]+1" office:value-type="date" office:date-value="2022-02-04">
            <text:p>02.04</text:p>
          </table:table-cell>
          <table:table-cell table:style-name="ce39" table:formula="of:=[.IB1]+1" office:value-type="date" office:date-value="2022-02-05">
            <text:p>02.05</text:p>
          </table:table-cell>
          <table:table-cell table:style-name="ce39" table:formula="of:=[.IC1]+1" office:value-type="date" office:date-value="2022-02-06">
            <text:p>02.06</text:p>
          </table:table-cell>
          <table:table-cell table:style-name="ce8" table:number-columns-repeated="2"/>
          <table:table-cell table:style-name="ce19"/>
          <table:table-cell table:style-name="ce45" table:number-columns-repeated="780"/>
        </table:table-row>
        <table:table-row table:style-name="ro3">
          <table:table-cell table:style-name="ce8" office:value-type="string">
            <text:p>作成者</text:p>
          </table:table-cell>
          <table:table-cell table:style-name="ce8" office:value-type="string">
            <text:p>/B-FORME</text:p>
          </table:table-cell>
          <table:table-cell table:style-name="ce14" office:value-type="date" office:date-value="2021-06-24" table:number-columns-spanned="2" table:number-rows-spanned="1">
            <text:p>6月24日</text:p>
          </table:table-cell>
          <table:covered-table-cell table:style-name="ce12"/>
          <table:covered-table-cell table:number-columns-repeated="6" table:style-name="ce19"/>
          <table:table-cell table:style-name="ce34" table:formula="of:=[.K1]" office:value-type="date" office:date-value="2021-06-24">
            <text:p>（木）</text:p>
          </table:table-cell>
          <table:table-cell table:style-name="ce34" table:formula="of:=[.L1]" office:value-type="date" office:date-value="2021-06-25">
            <text:p>（金）</text:p>
          </table:table-cell>
          <table:table-cell table:style-name="ce34" table:formula="of:=[.M1]" office:value-type="date" office:date-value="2021-06-26">
            <text:p>（土）</text:p>
          </table:table-cell>
          <table:table-cell table:style-name="ce34" table:formula="of:=[.N1]" office:value-type="date" office:date-value="2021-06-27">
            <text:p>（日）</text:p>
          </table:table-cell>
          <table:table-cell table:style-name="ce34" table:formula="of:=[.O1]" office:value-type="date" office:date-value="2021-06-28">
            <text:p>（月）</text:p>
          </table:table-cell>
          <table:table-cell table:style-name="ce34" table:formula="of:=[.P1]" office:value-type="date" office:date-value="2021-06-29">
            <text:p>（火）</text:p>
          </table:table-cell>
          <table:table-cell table:style-name="ce34" table:formula="of:=[.Q1]" office:value-type="date" office:date-value="2021-06-30">
            <text:p>（水）</text:p>
          </table:table-cell>
          <table:table-cell table:style-name="ce34" table:formula="of:=[.R1]" office:value-type="date" office:date-value="2021-07-01">
            <text:p>（木）</text:p>
          </table:table-cell>
          <table:table-cell table:style-name="ce34" table:formula="of:=[.S1]" office:value-type="date" office:date-value="2021-07-02">
            <text:p>（金）</text:p>
          </table:table-cell>
          <table:table-cell table:style-name="ce34" table:formula="of:=[.T1]" office:value-type="date" office:date-value="2021-07-03">
            <text:p>（土）</text:p>
          </table:table-cell>
          <table:table-cell table:style-name="ce34" table:formula="of:=[.U1]" office:value-type="date" office:date-value="2021-07-04">
            <text:p>（日）</text:p>
          </table:table-cell>
          <table:table-cell table:style-name="ce34" table:formula="of:=[.V1]" office:value-type="date" office:date-value="2021-07-05">
            <text:p>（月）</text:p>
          </table:table-cell>
          <table:table-cell table:style-name="ce34" table:formula="of:=[.W1]" office:value-type="date" office:date-value="2021-07-06">
            <text:p>（火）</text:p>
          </table:table-cell>
          <table:table-cell table:style-name="ce34" table:formula="of:=[.X1]" office:value-type="date" office:date-value="2021-07-07">
            <text:p>（水）</text:p>
          </table:table-cell>
          <table:table-cell table:style-name="ce34" table:formula="of:=[.Y1]" office:value-type="date" office:date-value="2021-07-08">
            <text:p>（木）</text:p>
          </table:table-cell>
          <table:table-cell table:style-name="ce34" table:formula="of:=[.Z1]" office:value-type="date" office:date-value="2021-07-09">
            <text:p>（金）</text:p>
          </table:table-cell>
          <table:table-cell table:style-name="ce34" table:formula="of:=[.AA1]" office:value-type="date" office:date-value="2021-07-10">
            <text:p>（土）</text:p>
          </table:table-cell>
          <table:table-cell table:style-name="ce34" table:formula="of:=[.AB1]" office:value-type="date" office:date-value="2021-07-11">
            <text:p>（日）</text:p>
          </table:table-cell>
          <table:table-cell table:style-name="ce34" table:formula="of:=[.AC1]" office:value-type="date" office:date-value="2021-07-12">
            <text:p>（月）</text:p>
          </table:table-cell>
          <table:table-cell table:style-name="ce34" table:formula="of:=[.AD1]" office:value-type="date" office:date-value="2021-07-13">
            <text:p>（火）</text:p>
          </table:table-cell>
          <table:table-cell table:style-name="ce34" table:formula="of:=[.AE1]" office:value-type="date" office:date-value="2021-07-14">
            <text:p>（水）</text:p>
          </table:table-cell>
          <table:table-cell table:style-name="ce34" table:formula="of:=[.AF1]" office:value-type="date" office:date-value="2021-07-15">
            <text:p>（木）</text:p>
          </table:table-cell>
          <table:table-cell table:style-name="ce34" table:formula="of:=[.AG1]" office:value-type="date" office:date-value="2021-07-16">
            <text:p>（金）</text:p>
          </table:table-cell>
          <table:table-cell table:style-name="ce34" table:formula="of:=[.AH1]" office:value-type="date" office:date-value="2021-07-17">
            <text:p>（土）</text:p>
          </table:table-cell>
          <table:table-cell table:style-name="ce34" table:formula="of:=[.AI1]" office:value-type="date" office:date-value="2021-07-18">
            <text:p>（日）</text:p>
          </table:table-cell>
          <table:table-cell table:style-name="ce34" table:formula="of:=[.AJ1]" office:value-type="date" office:date-value="2021-07-19">
            <text:p>（月）</text:p>
          </table:table-cell>
          <table:table-cell table:style-name="ce34" table:formula="of:=[.AK1]" office:value-type="date" office:date-value="2021-07-20">
            <text:p>（火）</text:p>
          </table:table-cell>
          <table:table-cell table:style-name="ce34" table:formula="of:=[.AL1]" office:value-type="date" office:date-value="2021-07-21">
            <text:p>（水）</text:p>
          </table:table-cell>
          <table:table-cell table:style-name="ce34" table:formula="of:=[.AM1]" office:value-type="date" office:date-value="2021-07-22">
            <text:p>（木）</text:p>
          </table:table-cell>
          <table:table-cell table:style-name="ce34" table:formula="of:=[.AN1]" office:value-type="date" office:date-value="2021-07-23">
            <text:p>（金）</text:p>
          </table:table-cell>
          <table:table-cell table:style-name="ce34" table:formula="of:=[.AO1]" office:value-type="date" office:date-value="2021-07-24">
            <text:p>（土）</text:p>
          </table:table-cell>
          <table:table-cell table:style-name="ce34" table:formula="of:=[.AP1]" office:value-type="date" office:date-value="2021-07-25">
            <text:p>（日）</text:p>
          </table:table-cell>
          <table:table-cell table:style-name="ce34" table:formula="of:=[.AQ1]" office:value-type="date" office:date-value="2021-07-26">
            <text:p>（月）</text:p>
          </table:table-cell>
          <table:table-cell table:style-name="ce34" table:formula="of:=[.AR1]" office:value-type="date" office:date-value="2021-07-27">
            <text:p>（火）</text:p>
          </table:table-cell>
          <table:table-cell table:style-name="ce34" table:formula="of:=[.AS1]" office:value-type="date" office:date-value="2021-07-28">
            <text:p>（水）</text:p>
          </table:table-cell>
          <table:table-cell table:style-name="ce34" table:formula="of:=[.AT1]" office:value-type="date" office:date-value="2021-07-29">
            <text:p>（木）</text:p>
          </table:table-cell>
          <table:table-cell table:style-name="ce34" table:formula="of:=[.AU1]" office:value-type="date" office:date-value="2021-07-30">
            <text:p>（金）</text:p>
          </table:table-cell>
          <table:table-cell table:style-name="ce34" table:formula="of:=[.AV1]" office:value-type="date" office:date-value="2021-07-31">
            <text:p>（土）</text:p>
          </table:table-cell>
          <table:table-cell table:style-name="ce34" table:formula="of:=[.AW1]" office:value-type="date" office:date-value="2021-08-01">
            <text:p>（日）</text:p>
          </table:table-cell>
          <table:table-cell table:style-name="ce34" table:formula="of:=[.AX1]" office:value-type="date" office:date-value="2021-08-02">
            <text:p>（月）</text:p>
          </table:table-cell>
          <table:table-cell table:style-name="ce34" table:formula="of:=[.AY1]" office:value-type="date" office:date-value="2021-08-03">
            <text:p>（火）</text:p>
          </table:table-cell>
          <table:table-cell table:style-name="ce34" table:formula="of:=[.AZ1]" office:value-type="date" office:date-value="2021-08-04">
            <text:p>（水）</text:p>
          </table:table-cell>
          <table:table-cell table:style-name="ce34" table:formula="of:=[.BA1]" office:value-type="date" office:date-value="2021-08-05">
            <text:p>（木）</text:p>
          </table:table-cell>
          <table:table-cell table:style-name="ce34" table:formula="of:=[.BB1]" office:value-type="date" office:date-value="2021-08-06">
            <text:p>（金）</text:p>
          </table:table-cell>
          <table:table-cell table:style-name="ce34" table:formula="of:=[.BC1]" office:value-type="date" office:date-value="2021-08-07">
            <text:p>（土）</text:p>
          </table:table-cell>
          <table:table-cell table:style-name="ce34" table:formula="of:=[.BD1]" office:value-type="date" office:date-value="2021-08-08">
            <text:p>（日）</text:p>
          </table:table-cell>
          <table:table-cell table:style-name="ce34" table:formula="of:=[.BE1]" office:value-type="date" office:date-value="2021-08-09">
            <text:p>（月）</text:p>
          </table:table-cell>
          <table:table-cell table:style-name="ce34" table:formula="of:=[.BF1]" office:value-type="date" office:date-value="2021-08-10">
            <text:p>（火）</text:p>
          </table:table-cell>
          <table:table-cell table:style-name="ce34" table:formula="of:=[.BG1]" office:value-type="date" office:date-value="2021-08-11">
            <text:p>（水）</text:p>
          </table:table-cell>
          <table:table-cell table:style-name="ce34" table:formula="of:=[.BH1]" office:value-type="date" office:date-value="2021-08-12">
            <text:p>（木）</text:p>
          </table:table-cell>
          <table:table-cell table:style-name="ce34" table:formula="of:=[.BI1]" office:value-type="date" office:date-value="2021-08-13">
            <text:p>（金）</text:p>
          </table:table-cell>
          <table:table-cell table:style-name="ce34" table:formula="of:=[.BJ1]" office:value-type="date" office:date-value="2021-08-14">
            <text:p>（土）</text:p>
          </table:table-cell>
          <table:table-cell table:style-name="ce34" table:formula="of:=[.BK1]" office:value-type="date" office:date-value="2021-08-15">
            <text:p>（日）</text:p>
          </table:table-cell>
          <table:table-cell table:style-name="ce34" table:formula="of:=[.BL1]" office:value-type="date" office:date-value="2021-08-16">
            <text:p>（月）</text:p>
          </table:table-cell>
          <table:table-cell table:style-name="ce34" table:formula="of:=[.BM1]" office:value-type="date" office:date-value="2021-08-17">
            <text:p>（火）</text:p>
          </table:table-cell>
          <table:table-cell table:style-name="ce34" table:formula="of:=[.BN1]" office:value-type="date" office:date-value="2021-08-18">
            <text:p>（水）</text:p>
          </table:table-cell>
          <table:table-cell table:style-name="ce34" table:formula="of:=[.BO1]" office:value-type="date" office:date-value="2021-08-19">
            <text:p>（木）</text:p>
          </table:table-cell>
          <table:table-cell table:style-name="ce34" table:formula="of:=[.BP1]" office:value-type="date" office:date-value="2021-08-20">
            <text:p>（金）</text:p>
          </table:table-cell>
          <table:table-cell table:style-name="ce34" table:formula="of:=[.BQ1]" office:value-type="date" office:date-value="2021-08-21">
            <text:p>（土）</text:p>
          </table:table-cell>
          <table:table-cell table:style-name="ce34" table:formula="of:=[.BR1]" office:value-type="date" office:date-value="2021-08-22">
            <text:p>（日）</text:p>
          </table:table-cell>
          <table:table-cell table:style-name="ce34" table:formula="of:=[.BS1]" office:value-type="date" office:date-value="2021-08-23">
            <text:p>（月）</text:p>
          </table:table-cell>
          <table:table-cell table:style-name="ce34" table:formula="of:=[.BT1]" office:value-type="date" office:date-value="2021-08-24">
            <text:p>（火）</text:p>
          </table:table-cell>
          <table:table-cell table:style-name="ce34" table:formula="of:=[.BU1]" office:value-type="date" office:date-value="2021-08-25">
            <text:p>（水）</text:p>
          </table:table-cell>
          <table:table-cell table:style-name="ce34" table:formula="of:=[.BV1]" office:value-type="date" office:date-value="2021-08-26">
            <text:p>（木）</text:p>
          </table:table-cell>
          <table:table-cell table:style-name="ce34" table:formula="of:=[.BW1]" office:value-type="date" office:date-value="2021-08-27">
            <text:p>（金）</text:p>
          </table:table-cell>
          <table:table-cell table:style-name="ce34" table:formula="of:=[.BX1]" office:value-type="date" office:date-value="2021-08-28">
            <text:p>（土）</text:p>
          </table:table-cell>
          <table:table-cell table:style-name="ce34" table:formula="of:=[.BY1]" office:value-type="date" office:date-value="2021-08-29">
            <text:p>（日）</text:p>
          </table:table-cell>
          <table:table-cell table:style-name="ce34" table:formula="of:=[.BZ1]" office:value-type="date" office:date-value="2021-08-30">
            <text:p>（月）</text:p>
          </table:table-cell>
          <table:table-cell table:style-name="ce34" table:formula="of:=[.CA1]" office:value-type="date" office:date-value="2021-08-31">
            <text:p>（火）</text:p>
          </table:table-cell>
          <table:table-cell table:style-name="ce34" table:formula="of:=[.CB1]" office:value-type="date" office:date-value="2021-09-01">
            <text:p>（水）</text:p>
          </table:table-cell>
          <table:table-cell table:style-name="ce34" table:formula="of:=[.CC1]" office:value-type="date" office:date-value="2021-09-02">
            <text:p>（木）</text:p>
          </table:table-cell>
          <table:table-cell table:style-name="ce34" table:formula="of:=[.CD1]" office:value-type="date" office:date-value="2021-09-03">
            <text:p>（金）</text:p>
          </table:table-cell>
          <table:table-cell table:style-name="ce34" table:formula="of:=[.CE1]" office:value-type="date" office:date-value="2021-09-04">
            <text:p>（土）</text:p>
          </table:table-cell>
          <table:table-cell table:style-name="ce34" table:formula="of:=[.CF1]" office:value-type="date" office:date-value="2021-09-05">
            <text:p>（日）</text:p>
          </table:table-cell>
          <table:table-cell table:style-name="ce34" table:formula="of:=[.CG1]" office:value-type="date" office:date-value="2021-09-06">
            <text:p>（月）</text:p>
          </table:table-cell>
          <table:table-cell table:style-name="ce34" table:formula="of:=[.CH1]" office:value-type="date" office:date-value="2021-09-07">
            <text:p>（火）</text:p>
          </table:table-cell>
          <table:table-cell table:style-name="ce34" table:formula="of:=[.CI1]" office:value-type="date" office:date-value="2021-09-08">
            <text:p>（水）</text:p>
          </table:table-cell>
          <table:table-cell table:style-name="ce34" table:formula="of:=[.CJ1]" office:value-type="date" office:date-value="2021-09-09">
            <text:p>（木）</text:p>
          </table:table-cell>
          <table:table-cell table:style-name="ce34" table:formula="of:=[.CK1]" office:value-type="date" office:date-value="2021-09-10">
            <text:p>（金）</text:p>
          </table:table-cell>
          <table:table-cell table:style-name="ce34" table:formula="of:=[.CL1]" office:value-type="date" office:date-value="2021-09-11">
            <text:p>（土）</text:p>
          </table:table-cell>
          <table:table-cell table:style-name="ce34" table:formula="of:=[.CM1]" office:value-type="date" office:date-value="2021-09-12">
            <text:p>（日）</text:p>
          </table:table-cell>
          <table:table-cell table:style-name="ce34" table:formula="of:=[.CN1]" office:value-type="date" office:date-value="2021-09-13">
            <text:p>（月）</text:p>
          </table:table-cell>
          <table:table-cell table:style-name="ce34" table:formula="of:=[.CO1]" office:value-type="date" office:date-value="2021-09-14">
            <text:p>（火）</text:p>
          </table:table-cell>
          <table:table-cell table:style-name="ce34" table:formula="of:=[.CP1]" office:value-type="date" office:date-value="2021-09-15">
            <text:p>（水）</text:p>
          </table:table-cell>
          <table:table-cell table:style-name="ce34" table:formula="of:=[.CQ1]" office:value-type="date" office:date-value="2021-09-16">
            <text:p>（木）</text:p>
          </table:table-cell>
          <table:table-cell table:style-name="ce34" table:formula="of:=[.CR1]" office:value-type="date" office:date-value="2021-09-17">
            <text:p>（金）</text:p>
          </table:table-cell>
          <table:table-cell table:style-name="ce34" table:formula="of:=[.CS1]" office:value-type="date" office:date-value="2021-09-18">
            <text:p>（土）</text:p>
          </table:table-cell>
          <table:table-cell table:style-name="ce34" table:formula="of:=[.CT1]" office:value-type="date" office:date-value="2021-09-19">
            <text:p>（日）</text:p>
          </table:table-cell>
          <table:table-cell table:style-name="ce34" table:formula="of:=[.CU1]" office:value-type="date" office:date-value="2021-09-20">
            <text:p>（月）</text:p>
          </table:table-cell>
          <table:table-cell table:style-name="ce34" table:formula="of:=[.CV1]" office:value-type="date" office:date-value="2021-09-21">
            <text:p>（火）</text:p>
          </table:table-cell>
          <table:table-cell table:style-name="ce34" table:formula="of:=[.CW1]" office:value-type="date" office:date-value="2021-09-22">
            <text:p>（水）</text:p>
          </table:table-cell>
          <table:table-cell table:style-name="ce34" table:formula="of:=[.CX1]" office:value-type="date" office:date-value="2021-09-23">
            <text:p>（木）</text:p>
          </table:table-cell>
          <table:table-cell table:style-name="ce34" table:formula="of:=[.CY1]" office:value-type="date" office:date-value="2021-09-24">
            <text:p>（金）</text:p>
          </table:table-cell>
          <table:table-cell table:style-name="ce34" table:formula="of:=[.CZ1]" office:value-type="date" office:date-value="2021-09-25">
            <text:p>（土）</text:p>
          </table:table-cell>
          <table:table-cell table:style-name="ce34" table:formula="of:=[.DA1]" office:value-type="date" office:date-value="2021-09-26">
            <text:p>（日）</text:p>
          </table:table-cell>
          <table:table-cell table:style-name="ce34" table:formula="of:=[.DB1]" office:value-type="date" office:date-value="2021-09-27">
            <text:p>（月）</text:p>
          </table:table-cell>
          <table:table-cell table:style-name="ce34" table:formula="of:=[.DC1]" office:value-type="date" office:date-value="2021-09-28">
            <text:p>（火）</text:p>
          </table:table-cell>
          <table:table-cell table:style-name="ce34" table:formula="of:=[.DD1]" office:value-type="date" office:date-value="2021-09-29">
            <text:p>（水）</text:p>
          </table:table-cell>
          <table:table-cell table:style-name="ce34" table:formula="of:=[.DE1]" office:value-type="date" office:date-value="2021-09-30">
            <text:p>（木）</text:p>
          </table:table-cell>
          <table:table-cell table:style-name="ce34" table:formula="of:=[.DF1]" office:value-type="date" office:date-value="2021-10-01">
            <text:p>（金）</text:p>
          </table:table-cell>
          <table:table-cell table:style-name="ce34" table:formula="of:=[.DG1]" office:value-type="date" office:date-value="2021-10-02">
            <text:p>（土）</text:p>
          </table:table-cell>
          <table:table-cell table:style-name="ce34" table:formula="of:=[.DH1]" office:value-type="date" office:date-value="2021-10-03">
            <text:p>（日）</text:p>
          </table:table-cell>
          <table:table-cell table:style-name="ce34" table:formula="of:=[.DI1]" office:value-type="date" office:date-value="2021-10-04">
            <text:p>（月）</text:p>
          </table:table-cell>
          <table:table-cell table:style-name="ce34" table:formula="of:=[.DJ1]" office:value-type="date" office:date-value="2021-10-05">
            <text:p>（火）</text:p>
          </table:table-cell>
          <table:table-cell table:style-name="ce34" table:formula="of:=[.DK1]" office:value-type="date" office:date-value="2021-10-06">
            <text:p>（水）</text:p>
          </table:table-cell>
          <table:table-cell table:style-name="ce34" table:formula="of:=[.DL1]" office:value-type="date" office:date-value="2021-10-07">
            <text:p>（木）</text:p>
          </table:table-cell>
          <table:table-cell table:style-name="ce34" table:formula="of:=[.DM1]" office:value-type="date" office:date-value="2021-10-08">
            <text:p>（金）</text:p>
          </table:table-cell>
          <table:table-cell table:style-name="ce34" table:formula="of:=[.DN1]" office:value-type="date" office:date-value="2021-10-09">
            <text:p>（土）</text:p>
          </table:table-cell>
          <table:table-cell table:style-name="ce34" table:formula="of:=[.DO1]" office:value-type="date" office:date-value="2021-10-10">
            <text:p>（日）</text:p>
          </table:table-cell>
          <table:table-cell table:style-name="ce34" table:formula="of:=[.DP1]" office:value-type="date" office:date-value="2021-10-11">
            <text:p>（月）</text:p>
          </table:table-cell>
          <table:table-cell table:style-name="ce34" table:formula="of:=[.DQ1]" office:value-type="date" office:date-value="2021-10-12">
            <text:p>（火）</text:p>
          </table:table-cell>
          <table:table-cell table:style-name="ce34" table:formula="of:=[.DR1]" office:value-type="date" office:date-value="2021-10-13">
            <text:p>（水）</text:p>
          </table:table-cell>
          <table:table-cell table:style-name="ce34" table:formula="of:=[.DS1]" office:value-type="date" office:date-value="2021-10-14">
            <text:p>（木）</text:p>
          </table:table-cell>
          <table:table-cell table:style-name="ce34" table:formula="of:=[.DT1]" office:value-type="date" office:date-value="2021-10-15">
            <text:p>（金）</text:p>
          </table:table-cell>
          <table:table-cell table:style-name="ce34" table:formula="of:=[.DU1]" office:value-type="date" office:date-value="2021-10-16">
            <text:p>（土）</text:p>
          </table:table-cell>
          <table:table-cell table:style-name="ce34" table:formula="of:=[.DV1]" office:value-type="date" office:date-value="2021-10-17">
            <text:p>（日）</text:p>
          </table:table-cell>
          <table:table-cell table:style-name="ce34" table:formula="of:=[.DW1]" office:value-type="date" office:date-value="2021-10-18">
            <text:p>（月）</text:p>
          </table:table-cell>
          <table:table-cell table:style-name="ce34" table:formula="of:=[.DX1]" office:value-type="date" office:date-value="2021-10-19">
            <text:p>（火）</text:p>
          </table:table-cell>
          <table:table-cell table:style-name="ce34" table:formula="of:=[.DY1]" office:value-type="date" office:date-value="2021-10-20">
            <text:p>（水）</text:p>
          </table:table-cell>
          <table:table-cell table:style-name="ce34" table:formula="of:=[.DZ1]" office:value-type="date" office:date-value="2021-10-21">
            <text:p>（木）</text:p>
          </table:table-cell>
          <table:table-cell table:style-name="ce34" table:formula="of:=[.EA1]" office:value-type="date" office:date-value="2021-10-22">
            <text:p>（金）</text:p>
          </table:table-cell>
          <table:table-cell table:style-name="ce34" table:formula="of:=[.EB1]" office:value-type="date" office:date-value="2021-10-23">
            <text:p>（土）</text:p>
          </table:table-cell>
          <table:table-cell table:style-name="ce34" table:formula="of:=[.EC1]" office:value-type="date" office:date-value="2021-10-24">
            <text:p>（日）</text:p>
          </table:table-cell>
          <table:table-cell table:style-name="ce34" table:formula="of:=[.ED1]" office:value-type="date" office:date-value="2021-10-25">
            <text:p>（月）</text:p>
          </table:table-cell>
          <table:table-cell table:style-name="ce34" table:formula="of:=[.EE1]" office:value-type="date" office:date-value="2021-10-26">
            <text:p>（火）</text:p>
          </table:table-cell>
          <table:table-cell table:style-name="ce34" table:formula="of:=[.EF1]" office:value-type="date" office:date-value="2021-10-27">
            <text:p>（水）</text:p>
          </table:table-cell>
          <table:table-cell table:style-name="ce34" table:formula="of:=[.EG1]" office:value-type="date" office:date-value="2021-10-28">
            <text:p>（木）</text:p>
          </table:table-cell>
          <table:table-cell table:style-name="ce34" table:formula="of:=[.EH1]" office:value-type="date" office:date-value="2021-10-29">
            <text:p>（金）</text:p>
          </table:table-cell>
          <table:table-cell table:style-name="ce34" table:formula="of:=[.EI1]" office:value-type="date" office:date-value="2021-10-30">
            <text:p>（土）</text:p>
          </table:table-cell>
          <table:table-cell table:style-name="ce34" table:formula="of:=[.EJ1]" office:value-type="date" office:date-value="2021-10-31">
            <text:p>（日）</text:p>
          </table:table-cell>
          <table:table-cell table:style-name="ce34" table:formula="of:=[.EK1]" office:value-type="date" office:date-value="2021-11-01">
            <text:p>（月）</text:p>
          </table:table-cell>
          <table:table-cell table:style-name="ce34" table:formula="of:=[.EL1]" office:value-type="date" office:date-value="2021-11-02">
            <text:p>（火）</text:p>
          </table:table-cell>
          <table:table-cell table:style-name="ce34" table:formula="of:=[.EM1]" office:value-type="date" office:date-value="2021-11-03">
            <text:p>（水）</text:p>
          </table:table-cell>
          <table:table-cell table:style-name="ce34" table:formula="of:=[.EN1]" office:value-type="date" office:date-value="2021-11-04">
            <text:p>（木）</text:p>
          </table:table-cell>
          <table:table-cell table:style-name="ce34" table:formula="of:=[.EO1]" office:value-type="date" office:date-value="2021-11-05">
            <text:p>（金）</text:p>
          </table:table-cell>
          <table:table-cell table:style-name="ce34" table:formula="of:=[.EP1]" office:value-type="date" office:date-value="2021-11-06">
            <text:p>（土）</text:p>
          </table:table-cell>
          <table:table-cell table:style-name="ce34" table:formula="of:=[.EQ1]" office:value-type="date" office:date-value="2021-11-07">
            <text:p>（日）</text:p>
          </table:table-cell>
          <table:table-cell table:style-name="ce34" table:formula="of:=[.ER1]" office:value-type="date" office:date-value="2021-11-08">
            <text:p>（月）</text:p>
          </table:table-cell>
          <table:table-cell table:style-name="ce34" table:formula="of:=[.ES1]" office:value-type="date" office:date-value="2021-11-09">
            <text:p>（火）</text:p>
          </table:table-cell>
          <table:table-cell table:style-name="ce34" table:formula="of:=[.ET1]" office:value-type="date" office:date-value="2021-11-10">
            <text:p>（水）</text:p>
          </table:table-cell>
          <table:table-cell table:style-name="ce34" table:formula="of:=[.EU1]" office:value-type="date" office:date-value="2021-11-11">
            <text:p>（木）</text:p>
          </table:table-cell>
          <table:table-cell table:style-name="ce34" table:formula="of:=[.EV1]" office:value-type="date" office:date-value="2021-11-12">
            <text:p>（金）</text:p>
          </table:table-cell>
          <table:table-cell table:style-name="ce34" table:formula="of:=[.EW1]" office:value-type="date" office:date-value="2021-11-13">
            <text:p>（土）</text:p>
          </table:table-cell>
          <table:table-cell table:style-name="ce34" table:formula="of:=[.EX1]" office:value-type="date" office:date-value="2021-11-14">
            <text:p>（日）</text:p>
          </table:table-cell>
          <table:table-cell table:style-name="ce34" table:formula="of:=[.EY1]" office:value-type="date" office:date-value="2021-11-15">
            <text:p>（月）</text:p>
          </table:table-cell>
          <table:table-cell table:style-name="ce34" table:formula="of:=[.EZ1]" office:value-type="date" office:date-value="2021-11-16">
            <text:p>（火）</text:p>
          </table:table-cell>
          <table:table-cell table:style-name="ce34" table:formula="of:=[.FA1]" office:value-type="date" office:date-value="2021-11-17">
            <text:p>（水）</text:p>
          </table:table-cell>
          <table:table-cell table:style-name="ce34" table:formula="of:=[.FB1]" office:value-type="date" office:date-value="2021-11-18">
            <text:p>（木）</text:p>
          </table:table-cell>
          <table:table-cell table:style-name="ce34" table:formula="of:=[.FC1]" office:value-type="date" office:date-value="2021-11-19">
            <text:p>（金）</text:p>
          </table:table-cell>
          <table:table-cell table:style-name="ce34" table:formula="of:=[.FD1]" office:value-type="date" office:date-value="2021-11-20">
            <text:p>（土）</text:p>
          </table:table-cell>
          <table:table-cell table:style-name="ce34" table:formula="of:=[.FE1]" office:value-type="date" office:date-value="2021-11-21">
            <text:p>（日）</text:p>
          </table:table-cell>
          <table:table-cell table:style-name="ce34" table:formula="of:=[.FF1]" office:value-type="date" office:date-value="2021-11-22">
            <text:p>（月）</text:p>
          </table:table-cell>
          <table:table-cell table:style-name="ce34" table:formula="of:=[.FG1]" office:value-type="date" office:date-value="2021-11-23">
            <text:p>（火）</text:p>
          </table:table-cell>
          <table:table-cell table:style-name="ce34" table:formula="of:=[.FH1]" office:value-type="date" office:date-value="2021-11-24">
            <text:p>（水）</text:p>
          </table:table-cell>
          <table:table-cell table:style-name="ce34" table:formula="of:=[.FI1]" office:value-type="date" office:date-value="2021-11-25">
            <text:p>（木）</text:p>
          </table:table-cell>
          <table:table-cell table:style-name="ce34" table:formula="of:=[.FJ1]" office:value-type="date" office:date-value="2021-11-26">
            <text:p>（金）</text:p>
          </table:table-cell>
          <table:table-cell table:style-name="ce34" table:formula="of:=[.FK1]" office:value-type="date" office:date-value="2021-11-27">
            <text:p>（土）</text:p>
          </table:table-cell>
          <table:table-cell table:style-name="ce34" table:formula="of:=[.FL1]" office:value-type="date" office:date-value="2021-11-28">
            <text:p>（日）</text:p>
          </table:table-cell>
          <table:table-cell table:style-name="ce34" table:formula="of:=[.FM1]" office:value-type="date" office:date-value="2021-11-29">
            <text:p>（月）</text:p>
          </table:table-cell>
          <table:table-cell table:style-name="ce34" table:formula="of:=[.FN1]" office:value-type="date" office:date-value="2021-11-30">
            <text:p>（火）</text:p>
          </table:table-cell>
          <table:table-cell table:style-name="ce34" table:formula="of:=[.FO1]" office:value-type="date" office:date-value="2021-12-01">
            <text:p>（水）</text:p>
          </table:table-cell>
          <table:table-cell table:style-name="ce34" table:formula="of:=[.FP1]" office:value-type="date" office:date-value="2021-12-02">
            <text:p>（木）</text:p>
          </table:table-cell>
          <table:table-cell table:style-name="ce34" table:formula="of:=[.FQ1]" office:value-type="date" office:date-value="2021-12-03">
            <text:p>（金）</text:p>
          </table:table-cell>
          <table:table-cell table:style-name="ce34" table:formula="of:=[.FR1]" office:value-type="date" office:date-value="2021-12-04">
            <text:p>（土）</text:p>
          </table:table-cell>
          <table:table-cell table:style-name="ce34" table:formula="of:=[.FS1]" office:value-type="date" office:date-value="2021-12-05">
            <text:p>（日）</text:p>
          </table:table-cell>
          <table:table-cell table:style-name="ce34" table:formula="of:=[.FT1]" office:value-type="date" office:date-value="2021-12-06">
            <text:p>（月）</text:p>
          </table:table-cell>
          <table:table-cell table:style-name="ce34" table:formula="of:=[.FU1]" office:value-type="date" office:date-value="2021-12-07">
            <text:p>（火）</text:p>
          </table:table-cell>
          <table:table-cell table:style-name="ce34" table:formula="of:=[.FV1]" office:value-type="date" office:date-value="2021-12-08">
            <text:p>（水）</text:p>
          </table:table-cell>
          <table:table-cell table:style-name="ce34" table:formula="of:=[.FW1]" office:value-type="date" office:date-value="2021-12-09">
            <text:p>（木）</text:p>
          </table:table-cell>
          <table:table-cell table:style-name="ce34" table:formula="of:=[.FX1]" office:value-type="date" office:date-value="2021-12-10">
            <text:p>（金）</text:p>
          </table:table-cell>
          <table:table-cell table:style-name="ce34" table:formula="of:=[.FY1]" office:value-type="date" office:date-value="2021-12-11">
            <text:p>（土）</text:p>
          </table:table-cell>
          <table:table-cell table:style-name="ce34" table:formula="of:=[.FZ1]" office:value-type="date" office:date-value="2021-12-12">
            <text:p>（日）</text:p>
          </table:table-cell>
          <table:table-cell table:style-name="ce34" table:formula="of:=[.GA1]" office:value-type="date" office:date-value="2021-12-13">
            <text:p>（月）</text:p>
          </table:table-cell>
          <table:table-cell table:style-name="ce34" table:formula="of:=[.GB1]" office:value-type="date" office:date-value="2021-12-14">
            <text:p>（火）</text:p>
          </table:table-cell>
          <table:table-cell table:style-name="ce34" table:formula="of:=[.GC1]" office:value-type="date" office:date-value="2021-12-15">
            <text:p>（水）</text:p>
          </table:table-cell>
          <table:table-cell table:style-name="ce34" table:formula="of:=[.GD1]" office:value-type="date" office:date-value="2021-12-16">
            <text:p>（木）</text:p>
          </table:table-cell>
          <table:table-cell table:style-name="ce34" table:formula="of:=[.GE1]" office:value-type="date" office:date-value="2021-12-17">
            <text:p>（金）</text:p>
          </table:table-cell>
          <table:table-cell table:style-name="ce34" table:formula="of:=[.GF1]" office:value-type="date" office:date-value="2021-12-18">
            <text:p>（土）</text:p>
          </table:table-cell>
          <table:table-cell table:style-name="ce34" table:formula="of:=[.GG1]" office:value-type="date" office:date-value="2021-12-19">
            <text:p>（日）</text:p>
          </table:table-cell>
          <table:table-cell table:style-name="ce34" table:formula="of:=[.GH1]" office:value-type="date" office:date-value="2021-12-20">
            <text:p>（月）</text:p>
          </table:table-cell>
          <table:table-cell table:style-name="ce34" table:formula="of:=[.GI1]" office:value-type="date" office:date-value="2021-12-21">
            <text:p>（火）</text:p>
          </table:table-cell>
          <table:table-cell table:style-name="ce34" table:formula="of:=[.GJ1]" office:value-type="date" office:date-value="2021-12-22">
            <text:p>（水）</text:p>
          </table:table-cell>
          <table:table-cell table:style-name="ce34" table:formula="of:=[.GK1]" office:value-type="date" office:date-value="2021-12-23">
            <text:p>（木）</text:p>
          </table:table-cell>
          <table:table-cell table:style-name="ce34" table:formula="of:=[.GL1]" office:value-type="date" office:date-value="2021-12-24">
            <text:p>（金）</text:p>
          </table:table-cell>
          <table:table-cell table:style-name="ce34" table:formula="of:=[.GM1]" office:value-type="date" office:date-value="2021-12-25">
            <text:p>（土）</text:p>
          </table:table-cell>
          <table:table-cell table:style-name="ce34" table:formula="of:=[.GN1]" office:value-type="date" office:date-value="2021-12-26">
            <text:p>（日）</text:p>
          </table:table-cell>
          <table:table-cell table:style-name="ce34" table:formula="of:=[.GO1]" office:value-type="date" office:date-value="2021-12-27">
            <text:p>（月）</text:p>
          </table:table-cell>
          <table:table-cell table:style-name="ce34" table:formula="of:=[.GP1]" office:value-type="date" office:date-value="2021-12-28">
            <text:p>（火）</text:p>
          </table:table-cell>
          <table:table-cell table:style-name="ce34" table:formula="of:=[.GQ1]" office:value-type="date" office:date-value="2021-12-29">
            <text:p>（水）</text:p>
          </table:table-cell>
          <table:table-cell table:style-name="ce34" table:formula="of:=[.GR1]" office:value-type="date" office:date-value="2021-12-30">
            <text:p>（木）</text:p>
          </table:table-cell>
          <table:table-cell table:style-name="ce34" table:formula="of:=[.GS1]" office:value-type="date" office:date-value="2021-12-31">
            <text:p>（金）</text:p>
          </table:table-cell>
          <table:table-cell table:style-name="ce34" table:formula="of:=[.GT1]" office:value-type="date" office:date-value="2022-01-01">
            <text:p>（土）</text:p>
          </table:table-cell>
          <table:table-cell table:style-name="ce34" table:formula="of:=[.GU1]" office:value-type="date" office:date-value="2022-01-02">
            <text:p>（日）</text:p>
          </table:table-cell>
          <table:table-cell table:style-name="ce34" table:formula="of:=[.GV1]" office:value-type="date" office:date-value="2022-01-03">
            <text:p>（月）</text:p>
          </table:table-cell>
          <table:table-cell table:style-name="ce34" table:formula="of:=[.GW1]" office:value-type="date" office:date-value="2022-01-04">
            <text:p>（火）</text:p>
          </table:table-cell>
          <table:table-cell table:style-name="ce34" table:formula="of:=[.GX1]" office:value-type="date" office:date-value="2022-01-05">
            <text:p>（水）</text:p>
          </table:table-cell>
          <table:table-cell table:style-name="ce34" table:formula="of:=[.GY1]" office:value-type="date" office:date-value="2022-01-06">
            <text:p>（木）</text:p>
          </table:table-cell>
          <table:table-cell table:style-name="ce34" table:formula="of:=[.GZ1]" office:value-type="date" office:date-value="2022-01-07">
            <text:p>（金）</text:p>
          </table:table-cell>
          <table:table-cell table:style-name="ce34" table:formula="of:=[.HA1]" office:value-type="date" office:date-value="2022-01-08">
            <text:p>（土）</text:p>
          </table:table-cell>
          <table:table-cell table:style-name="ce34" table:formula="of:=[.HB1]" office:value-type="date" office:date-value="2022-01-09">
            <text:p>（日）</text:p>
          </table:table-cell>
          <table:table-cell table:style-name="ce34" table:formula="of:=[.HC1]" office:value-type="date" office:date-value="2022-01-10">
            <text:p>（月）</text:p>
          </table:table-cell>
          <table:table-cell table:style-name="ce34" table:formula="of:=[.HD1]" office:value-type="date" office:date-value="2022-01-11">
            <text:p>（火）</text:p>
          </table:table-cell>
          <table:table-cell table:style-name="ce34" table:formula="of:=[.HE1]" office:value-type="date" office:date-value="2022-01-12">
            <text:p>（水）</text:p>
          </table:table-cell>
          <table:table-cell table:style-name="ce34" table:formula="of:=[.HF1]" office:value-type="date" office:date-value="2022-01-13">
            <text:p>（木）</text:p>
          </table:table-cell>
          <table:table-cell table:style-name="ce34" table:formula="of:=[.HG1]" office:value-type="date" office:date-value="2022-01-14">
            <text:p>（金）</text:p>
          </table:table-cell>
          <table:table-cell table:style-name="ce34" table:formula="of:=[.HH1]" office:value-type="date" office:date-value="2022-01-15">
            <text:p>（土）</text:p>
          </table:table-cell>
          <table:table-cell table:style-name="ce34" table:formula="of:=[.HI1]" office:value-type="date" office:date-value="2022-01-16">
            <text:p>（日）</text:p>
          </table:table-cell>
          <table:table-cell table:style-name="ce34" table:formula="of:=[.HJ1]" office:value-type="date" office:date-value="2022-01-17">
            <text:p>（月）</text:p>
          </table:table-cell>
          <table:table-cell table:style-name="ce34" table:formula="of:=[.HK1]" office:value-type="date" office:date-value="2022-01-18">
            <text:p>（火）</text:p>
          </table:table-cell>
          <table:table-cell table:style-name="ce34" table:formula="of:=[.HL1]" office:value-type="date" office:date-value="2022-01-19">
            <text:p>（水）</text:p>
          </table:table-cell>
          <table:table-cell table:style-name="ce34" table:formula="of:=[.HM1]" office:value-type="date" office:date-value="2022-01-20">
            <text:p>（木）</text:p>
          </table:table-cell>
          <table:table-cell table:style-name="ce34" table:formula="of:=[.HN1]" office:value-type="date" office:date-value="2022-01-21">
            <text:p>（金）</text:p>
          </table:table-cell>
          <table:table-cell table:style-name="ce34" table:formula="of:=[.HO1]" office:value-type="date" office:date-value="2022-01-22">
            <text:p>（土）</text:p>
          </table:table-cell>
          <table:table-cell table:style-name="ce34" table:formula="of:=[.HP1]" office:value-type="date" office:date-value="2022-01-23">
            <text:p>（日）</text:p>
          </table:table-cell>
          <table:table-cell table:style-name="ce34" table:formula="of:=[.HQ1]" office:value-type="date" office:date-value="2022-01-24">
            <text:p>（月）</text:p>
          </table:table-cell>
          <table:table-cell table:style-name="ce34" table:formula="of:=[.HR1]" office:value-type="date" office:date-value="2022-01-25">
            <text:p>（火）</text:p>
          </table:table-cell>
          <table:table-cell table:style-name="ce34" table:formula="of:=[.HS1]" office:value-type="date" office:date-value="2022-01-26">
            <text:p>（水）</text:p>
          </table:table-cell>
          <table:table-cell table:style-name="ce34" table:formula="of:=[.HT1]" office:value-type="date" office:date-value="2022-01-27">
            <text:p>（木）</text:p>
          </table:table-cell>
          <table:table-cell table:style-name="ce34" table:formula="of:=[.HU1]" office:value-type="date" office:date-value="2022-01-28">
            <text:p>（金）</text:p>
          </table:table-cell>
          <table:table-cell table:style-name="ce34" table:formula="of:=[.HV1]" office:value-type="date" office:date-value="2022-01-29">
            <text:p>（土）</text:p>
          </table:table-cell>
          <table:table-cell table:style-name="ce34" table:formula="of:=[.HW1]" office:value-type="date" office:date-value="2022-01-30">
            <text:p>（日）</text:p>
          </table:table-cell>
          <table:table-cell table:style-name="ce34" table:formula="of:=[.HX1]" office:value-type="date" office:date-value="2022-01-31">
            <text:p>（月）</text:p>
          </table:table-cell>
          <table:table-cell table:style-name="ce34" table:formula="of:=[.HY1]" office:value-type="date" office:date-value="2022-02-01">
            <text:p>（火）</text:p>
          </table:table-cell>
          <table:table-cell table:style-name="ce34" table:formula="of:=[.HZ1]" office:value-type="date" office:date-value="2022-02-02">
            <text:p>（水）</text:p>
          </table:table-cell>
          <table:table-cell table:style-name="ce34" table:formula="of:=[.IA1]" office:value-type="date" office:date-value="2022-02-03">
            <text:p>（木）</text:p>
          </table:table-cell>
          <table:table-cell table:style-name="ce34" table:formula="of:=[.IB1]" office:value-type="date" office:date-value="2022-02-04">
            <text:p>（金）</text:p>
          </table:table-cell>
          <table:table-cell table:style-name="ce34" table:formula="of:=[.IC1]" office:value-type="date" office:date-value="2022-02-05">
            <text:p>（土）</text:p>
          </table:table-cell>
          <table:table-cell table:style-name="ce34" table:formula="of:=[.ID1]" office:value-type="date" office:date-value="2022-02-06">
            <text:p>（日）</text:p>
          </table:table-cell>
          <table:table-cell table:style-name="ce8" table:number-columns-repeated="2"/>
          <table:table-cell table:style-name="ce19"/>
          <table:table-cell table:style-name="ce45" table:number-columns-repeated="780"/>
        </table:table-row>
        <table:table-row table:style-name="ro4">
          <table:table-cell table:style-name="ce9" office:value-type="string" table:number-columns-spanned="2" table:number-rows-spanned="2">
            <text:p>カテゴリ</text:p>
          </table:table-cell>
          <table:covered-table-cell table:style-name="ce10"/>
          <table:table-cell table:style-name="ce15" office:value-type="string" table:number-columns-spanned="2" table:number-rows-spanned="2">
            <text:p>タスク </text:p>
          </table:table-cell>
          <table:covered-table-cell table:style-name="ce10"/>
          <table:table-cell table:style-name="ce9" office:value-type="string" table:number-columns-spanned="1" table:number-rows-spanned="2">
            <text:p>担当</text:p>
          </table:table-cell>
          <table:table-cell table:style-name="ce9" office:value-type="string" table:number-columns-spanned="1" table:number-rows-spanned="2">
            <text:p>開始日</text:p>
            <text:p><text:span text:style-name="T4">上段</text:span><text:span text:style-name="T4">:</text:span><text:span text:style-name="T4">予定</text:span></text:p>
            <text:p><text:span text:style-name="T4">下段</text:span><text:span text:style-name="T4">:</text:span><text:span text:style-name="T4">実績</text:span></text:p>
          </table:table-cell>
          <table:table-cell table:style-name="ce23" office:value-type="string" table:number-columns-spanned="1" table:number-rows-spanned="2">
            <text:p>終了日</text:p>
            <text:p><text:span text:style-name="T5">上段</text:span><text:span text:style-name="T5">:</text:span><text:span text:style-name="T5">予定</text:span></text:p>
            <text:p><text:span text:style-name="T5">下段</text:span><text:span text:style-name="T5">:</text:span><text:span text:style-name="T5">実績</text:span></text:p>
          </table:table-cell>
          <table:table-cell table:style-name="ce25" office:value-type="string" table:number-columns-spanned="1" table:number-rows-spanned="2">
            <text:p>日数</text:p>
          </table:table-cell>
          <table:table-cell table:style-name="ce27" office:value-type="string" table:number-columns-spanned="1" table:number-rows-spanned="2">
            <text:p>進捗状況（％）</text:p>
          </table:table-cell>
          <table:table-cell table:style-name="ce25" office:value-type="string" table:number-columns-spanned="1" table:number-rows-spanned="2">
            <text:p>平日数</text:p>
          </table:table-cell>
          <table:table-cell table:style-name="ce35" table:number-columns-spanned="228" table:number-rows-spanned="2"/>
          <table:covered-table-cell table:number-columns-repeated="226" table:style-name="ce40"/>
          <table:covered-table-cell table:style-name="ce42"/>
          <table:table-cell table:style-name="ce43" table:number-columns-spanned="2" table:number-rows-spanned="114"/>
          <table:covered-table-cell/>
          <table:table-cell table:number-columns-repeated="781"/>
        </table:table-row>
        <table:table-row table:style-name="ro5">
          <table:covered-table-cell table:number-columns-repeated="10" table:style-name="ce10"/>
          <table:covered-table-cell table:style-name="ce36"/>
          <table:covered-table-cell table:number-columns-repeated="226" table:style-name="ce41"/>
          <table:covered-table-cell table:style-name="ce43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スコープ定義</text:p>
          </table:table-cell>
          <table:covered-table-cell/>
          <table:table-cell table:style-name="ce11" office:value-type="string" table:number-columns-spanned="2" table:number-rows-spanned="2">
            <text:p>WBS作成</text:p>
          </table:table-cell>
          <table:covered-table-cell/>
          <table:table-cell table:style-name="ce20" office:value-type="string">
            <text:p>斉藤・下田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5]-[.F5])+1" office:value-type="float" office:value="6">
            <text:p>6</text:p>
          </table:table-cell>
          <table:table-cell table:style-name="ce28" office:value-type="percentage" office:value="1" table:number-columns-spanned="1" table:number-rows-spanned="2">
            <text:p>100%</text:p>
          </table:table-cell>
          <table:table-cell table:formula="of:=NETWORKDAYS([.F5];[.G5])" office:value-type="float" office:value="4">
            <text:p>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・下田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6]-[.F6])+1" office:value-type="float" office:value="6">
            <text:p>6</text:p>
          </table:table-cell>
          <table:covered-table-cell table:style-name="ce29"/>
          <table:table-cell table:formula="of:=NETWORKDAYS([.F6];[.G6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進捗管理</text:p>
          </table:table-cell>
          <table:covered-table-cell/>
          <table:table-cell table:style-name="ce11" office:value-type="string" table:number-columns-spanned="2" table:number-rows-spanned="2">
            <text:p>作業日程作成</text:p>
          </table:table-cell>
          <table:covered-table-cell/>
          <table:table-cell table:style-name="ce20" office:value-type="string">
            <text:p>下田</text:p>
          </table:table-cell>
          <table:table-cell office:value-type="date" office:date-value="2021-06-24">
            <text:p>6月24日</text:p>
          </table:table-cell>
          <table:table-cell office:value-type="date" office:date-value="2021-07-01">
            <text:p>7月1日</text:p>
          </table:table-cell>
          <table:table-cell table:formula="of:=([.G7]-[.F7])+1" office:value-type="float" office:value="8">
            <text:p>8</text:p>
          </table:table-cell>
          <table:table-cell table:style-name="ce28" office:value-type="percentage" office:value="0.1" table:number-columns-spanned="1" table:number-rows-spanned="2">
            <text:p>10%</text:p>
          </table:table-cell>
          <table:table-cell table:formula="of:=NETWORKDAYS([.F7];[.G7])" office:value-type="float" office:value="6">
            <text:p>6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下田</text:p>
          </table:table-cell>
          <table:table-cell office:value-type="date" office:date-value="2021-06-26">
            <text:p>6月26日</text:p>
          </table:table-cell>
          <table:table-cell office:value-type="date" office:date-value="2021-06-30">
            <text:p>6月30日</text:p>
          </table:table-cell>
          <table:table-cell table:formula="of:=([.G8]-[.F8])+1" office:value-type="float" office:value="5">
            <text:p>5</text:p>
          </table:table-cell>
          <table:covered-table-cell table:style-name="ce29"/>
          <table:table-cell table:formula="of:=NETWORKDAYS([.F8];[.G8])" office:value-type="float" office:value="3">
            <text:p>3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進捗管理</text:p>
          </table:table-cell>
          <table:covered-table-cell/>
          <table:table-cell table:style-name="ce20" office:value-type="string">
            <text:p>下田</text:p>
          </table:table-cell>
          <table:table-cell office:value-type="date" office:date-value="2021-06-30">
            <text:p>6月30日</text:p>
          </table:table-cell>
          <table:table-cell office:value-type="date" office:date-value="2021-07-01">
            <text:p>7月1日</text:p>
          </table:table-cell>
          <table:table-cell table:formula="of:=([.G9]-[.F9])+1" office:value-type="float" office:value="2">
            <text:p>2</text:p>
          </table:table-cell>
          <table:table-cell table:style-name="ce28" office:value-type="percentage" office:value="0" table:number-columns-spanned="1" table:number-rows-spanned="2">
            <text:p>0%</text:p>
          </table:table-cell>
          <table:table-cell table:formula="of:=NETWORKDAYS([.F9];[.G9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 office:value-type="string">
            <text:p>下田</text:p>
          </table:table-cell>
          <table:table-cell table:number-columns-repeated="2"/>
          <table:table-cell table:formula="of:=([.G10]-[.F10])+1" office:value-type="float" office:value="1">
            <text:p>1</text:p>
          </table:table-cell>
          <table:covered-table-cell table:style-name="ce29"/>
          <table:table-cell table:formula="of:=NETWORKDAYS([.F10];[.G10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3">
          <table:table-cell office:value-type="string" table:number-columns-spanned="2" table:number-rows-spanned="12">
            <text:p>要件定義書作成</text:p>
          </table:table-cell>
          <table:covered-table-cell/>
          <table:table-cell table:style-name="ce11" office:value-type="string" table:number-columns-spanned="2" table:number-rows-spanned="2">
            <text:p>機能一覧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1]-[.F11])+1" office:value-type="float" office:value="6">
            <text:p>6</text:p>
          </table:table-cell>
          <table:table-cell table:style-name="ce28" office:value-type="percentage" office:value="1" table:number-columns-spanned="1" table:number-rows-spanned="2">
            <text:p>100%</text:p>
          </table:table-cell>
          <table:table-cell table:formula="of:=NETWORKDAYS([.F11];[.G11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3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2]-[.F12])+1" office:value-type="float" office:value="6">
            <text:p>6</text:p>
          </table:table-cell>
          <table:covered-table-cell table:style-name="ce29"/>
          <table:table-cell table:formula="of:=NETWORKDAYS([.F12];[.G12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画面概要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3]-[.F13])+1" office:value-type="float" office:value="6">
            <text:p>6</text:p>
          </table:table-cell>
          <table:table-cell table:style-name="ce30" office:value-type="percentage" office:value="0.8" table:number-columns-spanned="1" table:number-rows-spanned="2">
            <office:annotation office:display="true" draw:style-name="gr1" draw:text-style-name="P2" svg:width="2.899cm" svg:height="1.139cm" svg:x="17.002cm" svg:y="5.371cm" draw:caption-point-x="-0.61cm" draw:caption-point-y="1.51cm">
              <dc:date>2021-07-01T00:00:00</dc:date>
              <text:p text:style-name="P1"><text:span text:style-name="T1">アイコン作成が未完</text:span></text:p>
            </office:annotation>
            <text:p>80%</text:p>
          </table:table-cell>
          <table:table-cell table:formula="of:=NETWORKDAYS([.F13];[.G13])" office:value-type="float" office:value="4">
            <text:p>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/>
          <table:table-cell table:formula="of:=([.G14]-[.F14])+1" office:value-type="float" office:value="-44370">
            <text:p>-44370</text:p>
          </table:table-cell>
          <table:covered-table-cell table:style-name="ce29"/>
          <table:table-cell table:formula="of:=NETWORKDAYS([.F14];[.G14])" office:value-type="float" office:value="-31694">
            <text:p>-3169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開発基盤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5]-[.F15])+1" office:value-type="float" office:value="6">
            <text:p>6</text:p>
          </table:table-cell>
          <table:table-cell table:style-name="ce30" office:value-type="percentage" office:value="1" table:number-columns-spanned="1" table:number-rows-spanned="2">
            <text:p>100%</text:p>
          </table:table-cell>
          <table:table-cell table:formula="of:=NETWORKDAYS([.F15];[.G15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6]-[.F16])+1" office:value-type="float" office:value="6">
            <text:p>6</text:p>
          </table:table-cell>
          <table:covered-table-cell table:style-name="ce29"/>
          <table:table-cell table:formula="of:=NETWORKDAYS([.F16];[.G16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品質・性能要求</text:p>
          </table:table-cell>
          <table:covered-table-cell/>
          <table:table-cell table:style-name="ce20" office:value-type="string">
            <text:p>保留</text:p>
          </table:table-cell>
          <table:table-cell table:number-columns-repeated="2"/>
          <table:table-cell table:formula="of:=([.G17]-[.F17])+1" office:value-type="float" office:value="1">
            <text:p>1</text:p>
          </table:table-cell>
          <table:table-cell table:style-name="ce30" table:number-columns-spanned="1" table:number-rows-spanned="2"/>
          <table:table-cell table:formula="of:=NETWORKDAYS([.F17];[.G17])" office:value-type="float" office:value="0">
            <text:p>0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18]-[.F18])+1" office:value-type="float" office:value="1">
            <text:p>1</text:p>
          </table:table-cell>
          <table:covered-table-cell table:style-name="ce29"/>
          <table:table-cell table:formula="of:=NETWORKDAYS([.F18];[.G18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セキュリティ要求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9]-[.F19])+1" office:value-type="float" office:value="6">
            <text:p>6</text:p>
          </table:table-cell>
          <table:table-cell table:style-name="ce30" office:value-type="percentage" office:value="1" table:number-columns-spanned="1" table:number-rows-spanned="2">
            <text:p>100%</text:p>
          </table:table-cell>
          <table:table-cell table:formula="of:=NETWORKDAYS([.F19];[.G19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0]-[.F20])+1" office:value-type="float" office:value="6">
            <text:p>6</text:p>
          </table:table-cell>
          <table:covered-table-cell table:style-name="ce29"/>
          <table:table-cell table:formula="of:=NETWORKDAYS([.F20];[.G20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用語定義</text:p>
          </table:table-cell>
          <table:covered-table-cell/>
          <table:table-cell table:style-name="ce20" office:value-type="string">
            <text:p>全員</text:p>
          </table:table-cell>
          <table:table-cell table:number-columns-repeated="2"/>
          <table:table-cell table:formula="of:=([.G21]-[.F21])+1" office:value-type="float" office:value="1">
            <text:p>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1];[.G21])" office:value-type="float" office:value="0">
            <text:p>0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22]-[.F22])+1" office:value-type="float" office:value="1">
            <text:p>1</text:p>
          </table:table-cell>
          <table:covered-table-cell table:style-name="ce29"/>
          <table:table-cell table:formula="of:=NETWORKDAYS([.F22];[.G22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12">
            <text:p>外部設計書作成</text:p>
          </table:table-cell>
          <table:covered-table-cell/>
          <table:table-cell table:style-name="ce11" office:value-type="string" table:number-columns-spanned="2" table:number-rows-spanned="2">
            <text:p>画面一覧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3]-[.F23])+1" office:value-type="float" office:value="6">
            <text:p>6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3];[.G23])" office:value-type="float" office:value="4">
            <text:p>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4]-[.F24])+1" office:value-type="float" office:value="6">
            <text:p>6</text:p>
          </table:table-cell>
          <table:covered-table-cell table:style-name="ce29"/>
          <table:table-cell table:formula="of:=NETWORKDAYS([.F24];[.G24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画面フロー</text:p>
          </table:table-cell>
          <table:covered-table-cell/>
          <table:table-cell table:style-name="ce20" office:value-type="string">
            <text:p>保留</text:p>
          </table:table-cell>
          <table:table-cell table:number-columns-repeated="2"/>
          <table:table-cell table:formula="of:=([.G25]-[.F25])+1" office:value-type="float" office:value="1">
            <text:p>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5];[.G25])" office:value-type="float" office:value="0">
            <text:p>0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26]-[.F26])+1" office:value-type="float" office:value="1">
            <text:p>1</text:p>
          </table:table-cell>
          <table:covered-table-cell table:style-name="ce29"/>
          <table:table-cell table:formula="of:=NETWORKDAYS([.F26];[.G26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画面詳細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7]-[.F27])+1" office:value-type="float" office:value="6">
            <text:p>6</text:p>
          </table:table-cell>
          <table:table-cell table:style-name="ce31" office:value-type="percentage" office:value="0.8" table:number-columns-spanned="1" table:number-rows-spanned="2">
            <office:annotation office:display="true" draw:style-name="gr2" draw:text-style-name="P2" svg:width="2.899cm" svg:height="1.26cm" svg:x="17.002cm" svg:y="11.849cm" draw:caption-point-x="-0.61cm" draw:caption-point-y="1.509cm">
              <dc:date>2021-07-01T00:00:00</dc:date>
              <text:p text:style-name="P1"><text:span text:style-name="T1">マウス移動による</text:span></text:p>
              <text:p text:style-name="P1"><text:span text:style-name="T1">バルーンメッセージ未完</text:span></text:p>
            </office:annotation>
            <text:p>80%</text:p>
          </table:table-cell>
          <table:table-cell table:formula="of:=NETWORKDAYS([.F27];[.G27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/>
          <table:table-cell table:formula="of:=([.G28]-[.F28])+1" office:value-type="float" office:value="-44370">
            <text:p>-44370</text:p>
          </table:table-cell>
          <table:covered-table-cell table:style-name="ce29"/>
          <table:table-cell table:formula="of:=NETWORKDAYS([.F28];[.G28])" office:value-type="float" office:value="-31694">
            <text:p>-3169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コード体系定義</text:p>
          </table:table-cell>
          <table:covered-table-cell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9]-[.F29])+1" office:value-type="float" office:value="6">
            <text:p>6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29];[.G29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30]-[.F30])+1" office:value-type="float" office:value="6">
            <text:p>6</text:p>
          </table:table-cell>
          <table:covered-table-cell table:style-name="ce29"/>
          <table:table-cell table:formula="of:=NETWORKDAYS([.F30];[.G30])" office:value-type="float" office:value="4">
            <text:p>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コード一覧</text:p>
          </table:table-cell>
          <table:covered-table-cell/>
          <table:table-cell table:style-name="ce20" office:value-type="string">
            <text:p>全員</text:p>
          </table:table-cell>
          <table:table-cell table:number-columns-repeated="2"/>
          <table:table-cell table:formula="of:=([.G31]-[.F31])+1" office:value-type="float" office:value="1">
            <text:p>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31];[.G31])" office:value-type="float" office:value="0">
            <text:p>0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32]-[.F32])+1" office:value-type="float" office:value="1">
            <text:p>1</text:p>
          </table:table-cell>
          <table:covered-table-cell table:style-name="ce29"/>
          <table:table-cell table:formula="of:=NETWORKDAYS([.F32];[.G32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メッセージ一覧</text:p>
          </table:table-cell>
          <table:covered-table-cell/>
          <table:table-cell table:style-name="ce20" office:value-type="string">
            <text:p>全員</text:p>
          </table:table-cell>
          <table:table-cell table:number-columns-repeated="2"/>
          <table:table-cell table:formula="of:=([.G33]-[.F33])+1" office:value-type="float" office:value="1">
            <text:p>1</text:p>
          </table:table-cell>
          <table:table-cell table:style-name="ce31" office:value-type="percentage" office:value="1" table:number-columns-spanned="1" table:number-rows-spanned="2">
            <text:p>100%</text:p>
          </table:table-cell>
          <table:table-cell table:formula="of:=NETWORKDAYS([.F33];[.G33])" office:value-type="float" office:value="0">
            <text:p>0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20"/>
          <table:table-cell table:number-columns-repeated="2"/>
          <table:table-cell table:formula="of:=([.G34]-[.F34])+1" office:value-type="float" office:value="1">
            <text:p>1</text:p>
          </table:table-cell>
          <table:covered-table-cell table:style-name="ce29"/>
          <table:table-cell table:formula="of:=NETWORKDAYS([.F34];[.G34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18">
            <text:p>内部設計書作成</text:p>
          </table:table-cell>
          <table:covered-table-cell/>
          <table:table-cell table:style-name="ce11" office:value-type="string" table:number-columns-spanned="2" table:number-rows-spanned="2">
            <text:p>ツリー表示機能調査</text:p>
          </table:table-cell>
          <table:covered-table-cell/>
          <table:table-cell table:style-name="ce20" office:value-type="string">
            <text:p>日置</text:p>
          </table:table-cell>
          <table:table-cell office:value-type="date" office:date-value="2021-06-24">
            <text:p>6月24日</text:p>
          </table:table-cell>
          <table:table-cell/>
          <table:table-cell table:formula="of:=([.G35]-[.F35])+1" office:value-type="float" office:value="-44370">
            <text:p>-44370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35];[.G35])" office:value-type="float" office:value="-31694">
            <text:p>-3169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20" office:value-type="string">
            <text:p>日置</text:p>
          </table:table-cell>
          <table:table-cell office:value-type="date" office:date-value="2021-06-24">
            <text:p>6月24日</text:p>
          </table:table-cell>
          <table:table-cell/>
          <table:table-cell table:formula="of:=([.G36]-[.F36])+1" office:value-type="float" office:value="-44370">
            <text:p>-44370</text:p>
          </table:table-cell>
          <table:covered-table-cell table:style-name="ce29"/>
          <table:table-cell table:formula="of:=NETWORKDAYS([.F36];[.G36])" office:value-type="float" office:value="-31694">
            <text:p>-3169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クリップボード複写</text:p>
            <text:p>機能調査</text:p>
          </table:table-cell>
          <table:covered-table-cell/>
          <table:table-cell office:value-type="string">
            <text:p>日置</text:p>
          </table:table-cell>
          <table:table-cell office:value-type="date" office:date-value="2021-06-24">
            <text:p>6月24日</text:p>
          </table:table-cell>
          <table:table-cell/>
          <table:table-cell table:formula="of:=([.G37]-[.F37])+1" office:value-type="float" office:value="-44370">
            <text:p>-44370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37];[.G37])" office:value-type="float" office:value="-31694">
            <text:p>-31694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日置</text:p>
          </table:table-cell>
          <table:table-cell office:value-type="date" office:date-value="2021-06-24">
            <text:p>6月24日</text:p>
          </table:table-cell>
          <table:table-cell/>
          <table:table-cell table:formula="of:=([.G38]-[.F38])+1" office:value-type="float" office:value="-44370">
            <text:p>-44370</text:p>
          </table:table-cell>
          <table:covered-table-cell table:style-name="ce29"/>
          <table:table-cell table:formula="of:=NETWORKDAYS([.F38];[.G38])" office:value-type="float" office:value="-31694">
            <text:p>-31694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Laravel方式設計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1">
            <text:p>7月1日</text:p>
          </table:table-cell>
          <table:table-cell office:value-type="date" office:date-value="2021-07-07">
            <text:p>7月7日</text:p>
          </table:table-cell>
          <table:table-cell table:formula="of:=([.G39]-[.F39])+1" office:value-type="float" office:value="7">
            <text:p>7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39];[.G39])" office:value-type="float" office:value="5">
            <text:p>5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/>
          <table:table-cell office:value-type="date" office:date-value="2021-07-01">
            <text:p>7月1日</text:p>
          </table:table-cell>
          <table:table-cell/>
          <table:table-cell table:formula="of:=([.G40]-[.F40])+1" office:value-type="float" office:value="-44377">
            <text:p>-44377</text:p>
          </table:table-cell>
          <table:covered-table-cell table:style-name="ce29"/>
          <table:table-cell table:formula="of:=NETWORKDAYS([.F40];[.G40])" office:value-type="float" office:value="-31699">
            <text:p>-31699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共通クラス一覧作成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8">
            <text:p>7月8日</text:p>
          </table:table-cell>
          <table:table-cell office:value-type="date" office:date-value="2021-07-09">
            <text:p>7月9日</text:p>
          </table:table-cell>
          <table:table-cell table:formula="of:=([.G41]-[.F41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1];[.G41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42]-[.F42])+1" office:value-type="float" office:value="1">
            <text:p>1</text:p>
          </table:table-cell>
          <table:covered-table-cell table:style-name="ce29"/>
          <table:table-cell table:formula="of:=NETWORKDAYS([.F42];[.G42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共通クラス詳細作成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8">
            <text:p>7月8日</text:p>
          </table:table-cell>
          <table:table-cell office:value-type="date" office:date-value="2021-07-09">
            <text:p>7月9日</text:p>
          </table:table-cell>
          <table:table-cell table:formula="of:=([.G43]-[.F43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3];[.G43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44]-[.F44])+1" office:value-type="float" office:value="1">
            <text:p>1</text:p>
          </table:table-cell>
          <table:covered-table-cell table:style-name="ce29"/>
          <table:table-cell table:formula="of:=NETWORKDAYS([.F44];[.G44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コーディングマニュアル</text:p>
            <text:p>作成</text:p>
          </table:table-cell>
          <table:covered-table-cell/>
          <table:table-cell/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45]-[.F45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5];[.G45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46]-[.F46])+1" office:value-type="float" office:value="1">
            <text:p>1</text:p>
          </table:table-cell>
          <table:covered-table-cell table:style-name="ce29"/>
          <table:table-cell table:formula="of:=NETWORKDAYS([.F46];[.G46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6" office:value-type="string" table:number-columns-spanned="2" table:number-rows-spanned="2">
            <text:p>URLクエリパラメータ一覧</text:p>
          </table:table-cell>
          <table:covered-table-cell/>
          <table:table-cell/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47]-[.F47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7];[.G47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48]-[.F48])+1" office:value-type="float" office:value="1">
            <text:p>1</text:p>
          </table:table-cell>
          <table:covered-table-cell table:style-name="ce29"/>
          <table:table-cell table:formula="of:=NETWORKDAYS([.F48];[.G48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3">
          <table:covered-table-cell table:number-columns-repeated="2"/>
          <table:table-cell table:style-name="ce11" office:value-type="string" table:number-columns-spanned="2" table:number-rows-spanned="2">
            <text:p>データベース一覧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49]-[.F49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49];[.G49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0]-[.F50])+1" office:value-type="float" office:value="1">
            <text:p>1</text:p>
          </table:table-cell>
          <table:covered-table-cell table:style-name="ce29"/>
          <table:table-cell table:formula="of:=NETWORKDAYS([.F50];[.G50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データベース詳細設計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51]-[.F51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51];[.G51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2]-[.F52])+1" office:value-type="float" office:value="1">
            <text:p>1</text:p>
          </table:table-cell>
          <table:covered-table-cell table:style-name="ce29"/>
          <table:table-cell table:formula="of:=NETWORKDAYS([.F52];[.G52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環境構築</text:p>
          </table:table-cell>
          <table:covered-table-cell/>
          <table:table-cell table:style-name="ce11" office:value-type="string" table:number-columns-spanned="2" table:number-rows-spanned="2">
            <text:p>データベース構築</text:p>
          </table:table-cell>
          <table:covered-table-cell/>
          <table:table-cell office:value-type="string">
            <text:p>下田</text:p>
          </table:table-cell>
          <table:table-cell table:number-columns-repeated="2" office:value-type="date" office:date-value="2021-07-14">
            <text:p>7月14日</text:p>
          </table:table-cell>
          <table:table-cell table:formula="of:=([.G53]-[.F53])+1" office:value-type="float" office:value="1">
            <text:p>1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53];[.G53])" office:value-type="float" office:value="1">
            <text:p>1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4]-[.F54])+1" office:value-type="float" office:value="1">
            <text:p>1</text:p>
          </table:table-cell>
          <table:covered-table-cell table:style-name="ce29"/>
          <table:table-cell table:formula="of:=NETWORKDAYS([.F54];[.G54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画面基盤構築</text:p>
          </table:table-cell>
          <table:covered-table-cell/>
          <table:table-cell table:style-name="ce11" office:value-type="string" table:number-columns-spanned="2" table:number-rows-spanned="2">
            <text:p>画面基盤設計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01">
            <text:p>7月1日</text:p>
          </table:table-cell>
          <table:table-cell office:value-type="date" office:date-value="2021-07-07">
            <text:p>7月7日</text:p>
          </table:table-cell>
          <table:table-cell table:formula="of:=([.G55]-[.F55])+1" office:value-type="float" office:value="7">
            <text:p>7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55];[.G55])" office:value-type="float" office:value="5">
            <text:p>5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6]-[.F56])+1" office:value-type="float" office:value="1">
            <text:p>1</text:p>
          </table:table-cell>
          <table:covered-table-cell table:style-name="ce29"/>
          <table:table-cell table:formula="of:=NETWORKDAYS([.F56];[.G56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共通クラス構築</text:p>
          </table:table-cell>
          <table:covered-table-cell/>
          <table:table-cell table:style-name="ce11" office:value-type="string" table:number-columns-spanned="2" table:number-rows-spanned="2">
            <text:p>複写・削除機能構築</text:p>
          </table:table-cell>
          <table:covered-table-cell/>
          <table:table-cell office:value-type="string">
            <text:p>日置</text:p>
          </table:table-cell>
          <table:table-cell office:value-type="date" office:date-value="2021-07-15">
            <text:p>7月15日</text:p>
          </table:table-cell>
          <table:table-cell office:value-type="date" office:date-value="2021-07-19">
            <text:p>7月19日</text:p>
          </table:table-cell>
          <table:table-cell table:formula="of:=([.G57]-[.F57])+1" office:value-type="float" office:value="5">
            <text:p>5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57];[.G57])" office:value-type="float" office:value="3">
            <text:p>3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8]-[.F58])+1" office:value-type="float" office:value="1">
            <text:p>1</text:p>
          </table:table-cell>
          <table:covered-table-cell table:style-name="ce29"/>
          <table:table-cell table:formula="of:=NETWORKDAYS([.F58];[.G58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ログ出力機能構築</text:p>
          </table:table-cell>
          <table:covered-table-cell/>
          <table:table-cell/>
          <table:table-cell office:value-type="date" office:date-value="2021-07-15">
            <text:p>7月15日</text:p>
          </table:table-cell>
          <table:table-cell office:value-type="date" office:date-value="2021-07-21">
            <text:p>7月21日</text:p>
          </table:table-cell>
          <table:table-cell table:formula="of:=([.G59]-[.F59])+1" office:value-type="float" office:value="7">
            <text:p>7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59];[.G59])" office:value-type="float" office:value="5">
            <text:p>5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60]-[.F60])+1" office:value-type="float" office:value="1">
            <text:p>1</text:p>
          </table:table-cell>
          <table:covered-table-cell table:style-name="ce29"/>
          <table:table-cell table:formula="of:=NETWORKDAYS([.F60];[.G60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ヘッダ画面</text:p>
          </table:table-cell>
          <table:covered-table-cell/>
          <table:table-cell table:style-name="ce11" office:value-type="string" table:number-columns-spanned="2" table:number-rows-spanned="2">
            <text:p>ヘッダ画面構築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20">
            <text:p>7月20日</text:p>
          </table:table-cell>
          <table:table-cell office:value-type="date" office:date-value="2021-07-21">
            <text:p>7月21日</text:p>
          </table:table-cell>
          <table:table-cell table:formula="of:=([.G61]-[.F61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1];[.G61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covered-table-cell table:style-name="ce17"/>
          <table:covered-table-cell/>
          <table:table-cell/>
          <table:table-cell table:number-columns-repeated="2"/>
          <table:table-cell table:formula="of:=([.G62]-[.F62])+1" office:value-type="float" office:value="1">
            <text:p>1</text:p>
          </table:table-cell>
          <table:covered-table-cell table:style-name="ce29"/>
          <table:table-cell table:formula="of:=NETWORKDAYS([.F62];[.G62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ツリー画面</text:p>
          </table:table-cell>
          <table:covered-table-cell/>
          <table:table-cell table:style-name="ce11" office:value-type="string" table:number-columns-spanned="2" table:number-rows-spanned="2">
            <text:p>ツリー表示機能</text:p>
          </table:table-cell>
          <table:covered-table-cell/>
          <table:table-cell office:value-type="string">
            <text:p>日置</text:p>
          </table:table-cell>
          <table:table-cell office:value-type="date" office:date-value="2021-07-20">
            <text:p>7月20日</text:p>
          </table:table-cell>
          <table:table-cell office:value-type="date" office:date-value="2021-07-28">
            <text:p>7月28日</text:p>
          </table:table-cell>
          <table:table-cell table:formula="of:=([.G63]-[.F63])+1" office:value-type="float" office:value="9">
            <text:p>9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3];[.G63])" office:value-type="float" office:value="7">
            <text:p>7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64]-[.F64])+1" office:value-type="float" office:value="1">
            <text:p>1</text:p>
          </table:table-cell>
          <table:covered-table-cell table:style-name="ce29"/>
          <table:table-cell table:formula="of:=NETWORKDAYS([.F64];[.G64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単体機能テスト</text:p>
          </table:table-cell>
          <table:covered-table-cell/>
          <table:table-cell/>
          <table:table-cell office:value-type="date" office:date-value="2021-07-28">
            <text:p>7月28日</text:p>
          </table:table-cell>
          <table:table-cell office:value-type="date" office:date-value="2021-07-29">
            <text:p>7月29日</text:p>
          </table:table-cell>
          <table:table-cell table:formula="of:=([.G65]-[.F65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5];[.G65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66]-[.F66])+1" office:value-type="float" office:value="1">
            <text:p>1</text:p>
          </table:table-cell>
          <table:covered-table-cell table:style-name="ce29"/>
          <table:table-cell table:formula="of:=NETWORKDAYS([.F66];[.G66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6">
            <text:p>詳細画面</text:p>
          </table:table-cell>
          <table:covered-table-cell/>
          <table:table-cell table:style-name="ce11" office:value-type="string" table:number-columns-spanned="2" table:number-rows-spanned="2">
            <text:p>部署登録</text:p>
          </table:table-cell>
          <table:covered-table-cell/>
          <table:table-cell/>
          <table:table-cell office:value-type="date" office:date-value="2021-07-20">
            <text:p>7月20日</text:p>
          </table:table-cell>
          <table:table-cell office:value-type="date" office:date-value="2021-07-22">
            <text:p>7月22日</text:p>
          </table:table-cell>
          <table:table-cell table:formula="of:=([.G67]-[.F67])+1" office:value-type="float" office:value="3">
            <text:p>3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7];[.G67])" office:value-type="float" office:value="3">
            <text:p>3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68]-[.F68])+1" office:value-type="float" office:value="1">
            <text:p>1</text:p>
          </table:table-cell>
          <table:covered-table-cell table:style-name="ce29"/>
          <table:table-cell table:formula="of:=NETWORKDAYS([.F68];[.G68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人員登録</text:p>
          </table:table-cell>
          <table:covered-table-cell/>
          <table:table-cell/>
          <table:table-cell office:value-type="date" office:date-value="2021-07-22">
            <text:p>7月22日</text:p>
          </table:table-cell>
          <table:table-cell office:value-type="date" office:date-value="2021-07-26">
            <text:p>7月26日</text:p>
          </table:table-cell>
          <table:table-cell table:formula="of:=([.G69]-[.F69])+1" office:value-type="float" office:value="5">
            <text:p>5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69];[.G69])" office:value-type="float" office:value="3">
            <text:p>3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70]-[.F70])+1" office:value-type="float" office:value="1">
            <text:p>1</text:p>
          </table:table-cell>
          <table:covered-table-cell table:style-name="ce29"/>
          <table:table-cell table:formula="of:=NETWORKDAYS([.F70];[.G70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単体機能テスト</text:p>
          </table:table-cell>
          <table:covered-table-cell/>
          <table:table-cell/>
          <table:table-cell office:value-type="date" office:date-value="2021-07-27">
            <text:p>7月27日</text:p>
          </table:table-cell>
          <table:table-cell office:value-type="date" office:date-value="2021-07-28">
            <text:p>7月28日</text:p>
          </table:table-cell>
          <table:table-cell table:formula="of:=([.G71]-[.F71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1];[.G71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72]-[.F72])+1" office:value-type="float" office:value="1">
            <text:p>1</text:p>
          </table:table-cell>
          <table:covered-table-cell table:style-name="ce29"/>
          <table:table-cell table:formula="of:=NETWORKDAYS([.F72];[.G72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結合試験</text:p>
          </table:table-cell>
          <table:covered-table-cell/>
          <table:table-cell table:style-name="ce11" office:value-type="string" table:number-columns-spanned="2" table:number-rows-spanned="2">
            <text:p>試験項目表作成</text:p>
          </table:table-cell>
          <table:covered-table-cell/>
          <table:table-cell/>
          <table:table-cell office:value-type="date" office:date-value="2021-07-29">
            <text:p>7月29日</text:p>
          </table:table-cell>
          <table:table-cell office:value-type="date" office:date-value="2021-07-30">
            <text:p>7月30日</text:p>
          </table:table-cell>
          <table:table-cell table:formula="of:=([.G73]-[.F73])+1" office:value-type="float" office:value="2">
            <text:p>2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3];[.G73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74]-[.F74])+1" office:value-type="float" office:value="1">
            <text:p>1</text:p>
          </table:table-cell>
          <table:covered-table-cell table:style-name="ce29"/>
          <table:table-cell table:formula="of:=NETWORKDAYS([.F74];[.G74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試験</text:p>
          </table:table-cell>
          <table:covered-table-cell/>
          <table:table-cell/>
          <table:table-cell office:value-type="date" office:date-value="2021-07-30">
            <text:p>7月30日</text:p>
          </table:table-cell>
          <table:table-cell office:value-type="date" office:date-value="2021-08-02">
            <text:p>8月2日</text:p>
          </table:table-cell>
          <table:table-cell table:formula="of:=([.G75]-[.F75])+1" office:value-type="float" office:value="4">
            <text:p>4</text:p>
          </table:table-cell>
          <table:table-cell table:style-name="ce31" office:value-type="percentage" office:value="0" table:number-columns-spanned="1" table:number-rows-spanned="2">
            <text:p>0%</text:p>
          </table:table-cell>
          <table:table-cell table:formula="of:=NETWORKDAYS([.F75];[.G75])" office:value-type="float" office:value="2">
            <text:p>2</text:p>
          </table:table-cell>
          <table:table-cell table:number-columns-repeated="53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76]-[.F76])+1" office:value-type="float" office:value="1">
            <text:p>1</text:p>
          </table:table-cell>
          <table:covered-table-cell table:style-name="ce29"/>
          <table:table-cell table:formula="of:=NETWORKDAYS([.F76];[.G76])" office:value-type="float" office:value="0">
            <text:p>0</text:p>
          </table:table-cell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5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6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5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12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12"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style-name="ce11"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7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8" table:number-columns-repeated="53"/>
          <table:table-cell table:number-columns-repeated="175"/>
          <table:covered-table-cell table:style-name="ce41"/>
          <table:covered-table-cell table:style-name="ce43"/>
          <table:table-cell table:number-columns-repeated="781"/>
        </table:table-row>
        <table:table-row table:style-name="ro7">
          <table:table-cell table:style-name="Default" table:number-columns-repeated="238"/>
          <table:table-cell/>
          <table:table-cell table:style-name="Default"/>
          <table:table-cell table:number-columns-repeated="781"/>
        </table:table-row>
      </table:table>
      <table:database-ranges>
        <table:database-range table:target-range-address="ガントチャート.K5:ガントチャート.ID11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year number:style="long"/>
      <number:text>年</number:text>
      <number:month/>
      <number:text>月</number:text>
      <number:day/>
      <number:text>日</number:text>
    </number:date-style>
    <number:date-style style:name="N119">
      <number:month/>
      <number:text>月</number:text>
      <number:day/>
      <number:text>日</number:text>
    </number:date-style>
    <number:number-style style:name="N121P0" style:volatile="true">
      <number:text/>
    </number:number-style>
    <number:number-style style:name="N121P1" style:volatile="true">
      <number:text/>
    </number:number-style>
    <number:number-style style:name="N121P2" style:volatile="true">
      <number:text/>
    </number:number-style>
    <number:text-style style:name="N121"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.</number:text>
      <number:day/>
    </number:date-style>
    <number:date-style style:name="N123">
      <number:day/>
    </number:date-style>
    <number:date-style style:name="N124">
      <number:month/>
      <number:text>月</number:text>
    </number:date-style>
    <number:date-style style:name="N125">
      <number:text>（</number:text>
      <number:day-of-week number:calendar="gengou"/>
      <number:text>）</number:text>
    </number:dat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ff"/>
    </style:style>
    <style:style style:name="無題2" style:family="table-cell" style:parent-style-name="Default">
      <style:table-cell-properties fo:background-color="#6666ff"/>
    </style:style>
    <style:style style:name="無題3" style:family="table-cell" style:parent-style-name="Default">
      <style:table-cell-properties fo:background-color="#ff6666"/>
    </style:style>
    <style:style style:name="青" style:family="table-cell" style:parent-style-name="Default">
      <style:table-cell-properties fo:background-color="#99ffff"/>
    </style:style>
    <style:style style:name="赤" style:family="table-cell" style:parent-style-name="Default">
      <style:table-cell-properties fo:background-color="#ff3333"/>
    </style:style>
    <style:style style:name="無題4" style:family="table-cell" style:parent-style-name="Default" style:data-style-name="N109"/>
    <style:style style:name="緑" style:family="table-cell" style:parent-style-name="Default">
      <style:table-cell-properties fo:background-color="#33ff99"/>
    </style:style>
    <style:style style:name="フォントred" style:family="table-cell" style:parent-style-name="Default">
      <style:text-properties fo:color="#ff3333"/>
    </style:style>
    <style:style style:name="フォントblue" style:family="table-cell" style:parent-style-name="Default">
      <style:text-properties fo:color="#33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1">2021/07/01</text:date>, <text:time>15:41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6-23T15:27:31.35</meta:creation-date>
    <dc:date>2021-07-01T15:41:00.54</dc:date>
    <dc:creator>B-FORME </dc:creator>
    <meta:editing-duration>PT14H57M6S</meta:editing-duration>
    <meta:editing-cycles>70</meta:editing-cycles>
    <meta:generator>OpenOffice/4.1.10$Win32 OpenOffice.org_project/4110m2$Build-9807</meta:generator>
    <meta:document-statistic meta:table-count="2" meta:cell-count="887" meta:object-count="0"/>
  </office:meta>
</office:document-meta>
</file>